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24.518cm" fo:margin-left="0.116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13.693cm"/>
    </style:style>
    <style:style style:name="Tableau1.C" style:family="table-column">
      <style:table-column-properties style:column-width="7.5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9cm" fo:margin-left="0cm" table:align="left" style:may-break-between-rows="true" table:border-model="collapsing"/>
    </style:style>
    <style:style style:name="Tableau2.A" style:family="table-column">
      <style:table-column-properties style:column-width="6.306cm"/>
    </style:style>
    <style:style style:name="Tableau2.B" style:family="table-column">
      <style:table-column-properties style:column-width="10.495cm"/>
    </style:style>
    <style:style style:name="Tableau2.C" style:family="table-column">
      <style:table-column-properties style:column-width="5.403cm"/>
    </style:style>
    <style:style style:name="Tableau2.D" style:family="table-column">
      <style:table-column-properties style:column-width="3.505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keep-together="auto"/>
    </style:style>
    <style:style style:name="P1" style:family="paragraph" style:parent-style-name="Standard">
      <style:text-properties fo:font-weight="bold" officeooo:paragraph-rsid="00f967b7" style:font-weight-asian="bold" style:font-weight-complex="bold"/>
    </style:style>
    <style:style style:name="P2" style:family="paragraph" style:parent-style-name="Table_20_Contents">
      <style:text-properties fo:color="#000000" loext:opacity="100%" style:font-name="Arial1" fo:font-size="12pt" style:text-underline-style="none" fo:font-weight="normal" officeooo:rsid="0138e735" officeooo:paragraph-rsid="0138e735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7a4955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78b1e7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cfb6ec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d22e12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5f285" officeooo:paragraph-rsid="01c5f285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b30b4" officeooo:paragraph-rsid="00eb30b4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d5d45" officeooo:paragraph-rsid="00ed5d45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fo:color="#000000" loext:opacity="100%" style:font-name="Arial1" fo:font-size="12pt" fo:language="fr" fo:country="FR" fo:font-weight="normal" officeooo:rsid="014307a4" officeooo:paragraph-rsid="014307a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color="#000000" loext:opacity="100%" style:font-name="Arial1" fo:font-size="12pt" fo:language="fr" fo:country="FR" fo:font-weight="normal" officeooo:rsid="00da4a1b" officeooo:paragraph-rsid="00da4a1b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b5529" officeooo:paragraph-rsid="00fb5529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fcf0a8" officeooo:paragraph-rsid="00fcf0a8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Arial1" fo:font-size="12pt" fo:language="fr" fo:country="FR" fo:font-weight="normal" officeooo:rsid="01cfb6ec" officeooo:paragraph-rsid="01cfb6ec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Arial1" fo:font-size="12pt" fo:language="fr" fo:country="FR" fo:font-weight="normal" officeooo:rsid="017a4955" officeooo:paragraph-rsid="01cfb6ec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cfb6ec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22e12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28082" officeooo:paragraph-rsid="01728082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9ddbf3" officeooo:paragraph-rsid="019ddbf3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8aa3c" officeooo:paragraph-rsid="01b8aa3c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99651" officeooo:paragraph-rsid="01c99651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70e9" officeooo:paragraph-rsid="01ca70e9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b6a94" officeooo:paragraph-rsid="01bb6a94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fo:color="#000000" loext:opacity="100%" style:font-name="Arial1" fo:font-size="12pt" fo:language="fr" fo:country="FR" fo:font-weight="normal" officeooo:rsid="01db6e80" officeooo:paragraph-rsid="01db6e80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b6e80" officeooo:paragraph-rsid="01db6e80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ec0dc" officeooo:paragraph-rsid="01eec0dc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fcba34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202be2a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f0397f" officeooo:paragraph-rsid="01f0397f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fo:color="#000000" loext:opacity="100%" style:font-name="Arial1" fo:font-size="12pt" fo:language="fr" fo:country="FR" fo:font-weight="normal" officeooo:rsid="01f0397f" officeooo:paragraph-rsid="01f0397f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2be2a" officeooo:paragraph-rsid="0202be2a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fo:background-color="transparent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c11460" fo:background-color="transparent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e20be" officeooo:paragraph-rsid="011e20be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style:font-name="Arial1" fo:font-size="12pt" fo:language="fr" fo:country="FR" officeooo:paragraph-rsid="00f967b7" style:font-size-asian="12pt" style:font-size-complex="12pt"/>
    </style:style>
    <style:style style:name="P50" style:family="paragraph" style:parent-style-name="Standard">
      <style:text-properties fo:color="#000000" loext:opacity="100%" style:font-name="Arial1" fo:font-size="12pt" fo:language="fr" fo:country="FR" officeooo:rsid="0167d235" officeooo:paragraph-rsid="0167d235" style:font-size-asian="12pt" style:font-size-complex="12pt"/>
    </style:style>
    <style:style style:name="P51" style:family="paragraph" style:parent-style-name="Standard">
      <style:text-properties fo:color="#000000" loext:opacity="100%" style:font-name="Arial1" fo:font-size="12pt" fo:language="fr" fo:country="FR" officeooo:rsid="00fa11e7" officeooo:paragraph-rsid="00f967b7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470ad1" officeooo:paragraph-rsid="01470ad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0da4a1b" officeooo:paragraph-rsid="00da4a1b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c4f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a5150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10841f8" officeooo:paragraph-rsid="00f967b7"/>
    </style:style>
    <style:style style:name="P63" style:family="paragraph" style:parent-style-name="Standard">
      <style:text-properties officeooo:paragraph-rsid="00f967b7"/>
    </style:style>
    <style:style style:name="P64" style:family="paragraph" style:parent-style-name="Standard">
      <style:text-properties style:use-window-font-color="true" loext:opacity="0%" style:font-name="Arial1" fo:font-size="12pt" fo:language="fr" fo:country="FR" fo:font-weight="normal" officeooo:rsid="01c7dcff" officeooo:paragraph-rsid="01c7dcff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7a4955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78b1e7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9ddbf3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use-window-font-color="true" loext:opacity="0%" style:font-name="Arial1" fo:font-size="12pt" fo:language="fr" fo:country="FR" fo:font-weight="normal" officeooo:rsid="017a4955" officeooo:paragraph-rsid="017a4955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use-window-font-color="true" loext:opacity="0%" style:font-name="Arial1" fo:font-size="12pt" fo:language="fr" fo:country="FR" fo:font-weight="normal" officeooo:rsid="017a4955" officeooo:paragraph-rsid="019ddbf3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style:use-window-font-color="true" loext:opacity="0%" style:font-name="Arial1" fo:font-size="12pt" fo:language="fr" fo:country="FR" fo:font-weight="normal" officeooo:rsid="01a2977c" officeooo:paragraph-rsid="01a2977c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9b268e" officeooo:paragraph-rsid="019b268e" style:font-size-asian="12pt" style:font-weight-asian="normal" style:font-size-complex="12pt" style:font-weight-complex="normal"/>
    </style:style>
    <style:style style:name="P72" style:family="paragraph" style:parent-style-name="Table_20_Contents">
      <style:text-properties style:use-window-font-color="true" loext:opacity="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style:use-window-font-color="true" loext:opacity="0%" style:font-name="Arial1" fo:font-size="12pt" fo:language="fr" fo:country="FR" fo:font-weight="normal" officeooo:rsid="01ae35a1" officeooo:paragraph-rsid="01ae35a1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9ddbf3" officeooo:paragraph-rsid="019ddbf3" style:font-size-asian="12pt" style:font-weight-asian="normal" style:font-size-complex="12pt" style:font-weight-complex="normal"/>
    </style:style>
    <style:style style:name="P76" style:family="paragraph" style:parent-style-name="Table_20_Contents">
      <style:text-properties style:use-window-font-color="true" loext:opacity="0%" style:font-name="Arial1" fo:font-size="12pt" fo:language="fr" fo:country="FR" fo:font-weight="normal" officeooo:rsid="018aa88d" officeooo:paragraph-rsid="018aa88d" style:font-size-asian="12pt" style:font-weight-asian="normal" style:font-size-complex="12pt" style:font-weight-complex="normal"/>
    </style:style>
    <style:style style:name="P77" style:family="paragraph" style:parent-style-name="Table_20_Contents">
      <style:text-properties style:use-window-font-color="true" loext:opacity="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78" style:family="paragraph" style:parent-style-name="Table_20_Contents">
      <style:text-properties style:use-window-font-color="true" loext:opacity="0%" style:font-name="Arial1" fo:font-size="12pt" fo:language="fr" fo:country="FR" fo:font-weight="normal" officeooo:rsid="0173a293" officeooo:paragraph-rsid="019ddbf3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82" style:family="paragraph" style:parent-style-name="Standard">
      <style:text-properties officeooo:paragraph-rsid="018634cc"/>
    </style:style>
    <style:style style:name="P83" style:family="paragraph" style:parent-style-name="Standard"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85" style:family="paragraph" style:parent-style-name="Standard"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88" style:family="paragraph" style:parent-style-name="Standard">
      <style:text-properties fo:color="#18a303" loext:opacity="100%" style:font-name="Arial1" fo:font-size="12pt" fo:language="fr" fo:country="FR" fo:font-weight="bold" officeooo:rsid="00e2976b" officeooo:paragraph-rsid="0178b1e7" style:font-size-asian="12pt" style:font-weight-asian="bold" style:font-size-complex="12pt" style:font-weight-complex="bold"/>
    </style:style>
    <style:style style:name="P89" style:family="paragraph" style:parent-style-name="Standard"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92" style:family="paragraph" style:parent-style-name="Standard"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95" style:family="paragraph" style:parent-style-name="Standard">
      <style:text-properties fo:color="#18a303" loext:opacity="100%" style:font-name="Arial1" fo:font-size="12pt" fo:language="fr" fo:country="FR" fo:font-weight="bold" officeooo:rsid="01c7dcff" officeooo:paragraph-rsid="01c7dcff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97" style:family="paragraph" style:parent-style-name="Table_20_Contents"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99" style:family="paragraph" style:parent-style-name="Table_20_Contents"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101" style:family="paragraph" style:parent-style-name="Table_20_Contents"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103" style:family="paragraph" style:parent-style-name="Table_20_Contents"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32bc1" officeooo:paragraph-rsid="00e32bc1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106" style:family="paragraph" style:parent-style-name="Table_20_Contents"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108" style:family="paragraph" style:parent-style-name="Table_20_Contents"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2d535" officeooo:paragraph-rsid="00e2d535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7b298" officeooo:paragraph-rsid="00e7b298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ed5d45" officeooo:paragraph-rsid="00ed5d45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113" style:family="paragraph" style:parent-style-name="Table_20_Contents"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116" style:family="paragraph" style:parent-style-name="Table_20_Contents"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119" style:family="paragraph" style:parent-style-name="Table_20_Contents"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122" style:family="paragraph" style:parent-style-name="Table_20_Contents"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124" style:family="paragraph" style:parent-style-name="Table_20_Contents"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125" style:family="paragraph" style:parent-style-name="Table_20_Contents">
      <style:text-properties fo:color="#18a303" loext:opacity="100%" style:font-name="Arial1" fo:font-size="12pt" fo:language="fr" fo:country="FR" fo:font-weight="bold" officeooo:rsid="00f0ee28" officeooo:paragraph-rsid="00f0ee28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30727" officeooo:paragraph-rsid="01030727" style:font-size-asian="12pt" style:font-weight-asian="bold" style:font-size-complex="12pt" style:font-weight-complex="bold"/>
    </style:style>
    <style:style style:name="P127" style:family="paragraph" style:parent-style-name="Table_20_Contents">
      <style:text-properties fo:color="#18a303" loext:opacity="100%" style:font-name="Arial1" fo:font-size="12pt" fo:language="fr" fo:country="FR" fo:font-weight="bold" officeooo:rsid="00ef3aa6" officeooo:paragraph-rsid="00ef3aa6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9b729" officeooo:paragraph-rsid="0109b729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31" style:family="paragraph" style:parent-style-name="Table_20_Contents"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style:font-size-asian="12pt" style:font-weight-asian="bold" style:font-size-complex="12pt" style:font-weight-complex="bold"/>
    </style:style>
    <style:style style:name="P133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301af" officeooo:paragraph-rsid="011301af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29a189" officeooo:paragraph-rsid="0129a189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2123f" officeooo:paragraph-rsid="0132123f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39" style:family="paragraph" style:parent-style-name="Table_20_Contents"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42" style:family="paragraph" style:parent-style-name="Table_20_Contents"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69b9c" officeooo:paragraph-rsid="01469b9c" style:font-size-asian="12pt" style:font-weight-asian="bold" style:font-size-complex="12pt" style:font-weight-complex="bold"/>
    </style:style>
    <style:style style:name="P144" style:family="paragraph" style:parent-style-name="Table_20_Contents"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49" style:family="paragraph" style:parent-style-name="Table_20_Contents">
      <style:text-properties fo:color="#18a303" loext:opacity="100%" style:font-name="Arial1" fo:font-size="12pt" fo:language="fr" fo:country="FR" fo:font-weight="bold" officeooo:rsid="013c8fd1" officeooo:paragraph-rsid="013c8fd1" style:font-size-asian="12pt" style:font-weight-asian="bold" style:font-size-complex="12pt" style:font-weight-complex="bold"/>
    </style:style>
    <style:style style:name="P150" style:family="paragraph" style:parent-style-name="Table_20_Contents">
      <style:text-properties fo:color="#18a303" loext:opacity="100%" style:font-name="Arial1" fo:font-size="12pt" fo:language="fr" fo:country="FR" fo:font-weight="bold" officeooo:rsid="0157aee4" officeooo:paragraph-rsid="014f9996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7aee4" officeooo:paragraph-rsid="0157aee4" style:font-size-asian="12pt" style:font-weight-asian="bold" style:font-size-complex="12pt" style:font-weight-complex="bold"/>
    </style:style>
    <style:style style:name="P152" style:family="paragraph" style:parent-style-name="Table_20_Contents">
      <style:text-properties fo:color="#18a303" loext:opacity="100%" style:font-name="Arial1" fo:font-size="12pt" fo:language="fr" fo:country="FR" fo:font-weight="bold" officeooo:rsid="015ae02f" officeooo:paragraph-rsid="015ae02f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d64fe" officeooo:paragraph-rsid="015d64fe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56" style:family="paragraph" style:parent-style-name="Table_20_Contents"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61" style:family="paragraph" style:parent-style-name="Table_20_Contents"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655de" officeooo:paragraph-rsid="016655de" style:font-size-asian="12pt" style:font-weight-asian="bold" style:font-size-complex="12pt" style:font-weight-complex="bold"/>
    </style:style>
    <style:style style:name="P166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73a293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dffc56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28082" officeooo:paragraph-rsid="01728082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71" style:family="paragraph" style:parent-style-name="Table_20_Contents"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74" style:family="paragraph" style:parent-style-name="Table_20_Contents">
      <style:text-properties fo:color="#18a303" loext:opacity="100%" style:font-name="Arial1" fo:font-size="12pt" fo:language="fr" fo:country="FR" fo:font-weight="bold" officeooo:rsid="0142786e" officeooo:paragraph-rsid="0142786e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79" style:family="paragraph" style:parent-style-name="Table_20_Contents">
      <style:text-properties fo:color="#18a303" loext:opacity="100%" style:font-name="Arial1" fo:font-size="12pt" fo:language="fr" fo:country="FR" fo:font-weight="bold" officeooo:rsid="0182c2b8" officeooo:paragraph-rsid="0182c2b8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82" style:family="paragraph" style:parent-style-name="Table_20_Contents"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991c1" officeooo:paragraph-rsid="019991c1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88" style:family="paragraph" style:parent-style-name="Table_20_Contents"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192" style:family="paragraph" style:parent-style-name="Table_20_Contents">
      <style:text-properties fo:color="#18a303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1ad60" officeooo:paragraph-rsid="01f1ad60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426a5" officeooo:paragraph-rsid="01f426a5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202be2a" officeooo:paragraph-rsid="0202be2a" style:font-size-asian="12pt" style:font-weight-asian="bold" style:font-size-complex="12pt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a010b" officeooo:paragraph-rsid="01ea010b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fo:background-color="transparent" style:font-size-asian="12pt" style:font-weight-asian="bold" style:font-size-complex="12pt" style:font-weight-complex="bold"/>
    </style:style>
    <style:style style:name="P204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fo:background-color="transparent" style:font-size-asian="12pt" style:font-weight-asian="bold" style:font-size-complex="12pt" style:font-weight-complex="bold"/>
    </style:style>
    <style:style style:name="P20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a79dc" officeooo:paragraph-rsid="011a79dc" fo:background-color="transparent" style:font-size-asian="12pt" style:font-weight-asian="bold" style:font-size-complex="12pt" style:font-weight-complex="bold"/>
    </style:style>
    <style:style style:name="P206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7b298" officeooo:paragraph-rsid="00e2d535" style:font-size-asian="12pt" style:font-weight-asian="bold" style:font-size-complex="12pt" style:font-weight-complex="bold"/>
    </style:style>
    <style:style style:name="P207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2d535" officeooo:paragraph-rsid="00e2d535" style:font-size-asian="12pt" style:font-weight-asian="bold" style:font-size-complex="12pt" style:font-weight-complex="bold"/>
    </style:style>
    <style:style style:name="P208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f3868c" officeooo:paragraph-rsid="00f3868c" style:font-size-asian="12pt" style:font-weight-asian="bold" style:font-size-complex="12pt" style:font-weight-complex="bold"/>
    </style:style>
    <style:style style:name="P209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2c7df0" officeooo:paragraph-rsid="012c7df0" style:font-size-asian="12pt" style:font-weight-asian="bold" style:font-size-complex="12pt" style:font-weight-complex="bold"/>
    </style:style>
    <style:style style:name="P210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5632" officeooo:paragraph-rsid="01355632" style:font-size-asian="12pt" style:font-weight-asian="bold" style:font-size-complex="12pt" style:font-weight-complex="bold"/>
    </style:style>
    <style:style style:name="P211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dbe8" officeooo:paragraph-rsid="0135dbe8" style:font-size-asian="12pt" style:font-weight-asian="bold" style:font-size-complex="12pt" style:font-weight-complex="bold"/>
    </style:style>
    <style:style style:name="P212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72819" officeooo:paragraph-rsid="01372819" style:font-size-asian="12pt" style:font-weight-asian="bold" style:font-size-complex="12pt" style:font-weight-complex="bold"/>
    </style:style>
    <style:style style:name="P213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4ceb8d" officeooo:paragraph-rsid="014ceb8d" style:font-size-asian="12pt" style:font-weight-asian="bold" style:font-size-complex="12pt" style:font-weight-complex="bold"/>
    </style:style>
    <style:style style:name="P214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f5b525" officeooo:paragraph-rsid="01f5b525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normal" officeooo:rsid="02050671" officeooo:paragraph-rsid="02050671" style:font-size-asian="12pt" style:font-weight-asian="normal" style:font-size-complex="12pt" style:font-weight-complex="normal"/>
    </style:style>
    <style:style style:name="P216" style:family="paragraph" style:parent-style-name="Standard">
      <style:text-properties fo:language="fr" fo:country="FR"/>
    </style:style>
    <style:style style:name="P217" style:family="paragraph" style:parent-style-name="Standard">
      <style:text-properties fo:language="fr" fo:country="FR" officeooo:rsid="00e2976b" officeooo:paragraph-rsid="013061b8"/>
    </style:style>
    <style:style style:name="P218" style:family="paragraph" style:parent-style-name="Standard">
      <style:text-properties fo:language="fr" fo:country="FR" officeooo:rsid="00e2976b" officeooo:paragraph-rsid="018bddd3"/>
    </style:style>
    <style:style style:name="P219" style:family="paragraph" style:parent-style-name="Standard">
      <style:text-properties fo:language="fr" fo:country="FR" officeooo:rsid="00e2976b" officeooo:paragraph-rsid="013f65fa"/>
    </style:style>
    <style:style style:name="P220" style:family="paragraph" style:parent-style-name="Standard">
      <style:text-properties fo:language="fr" fo:country="FR" officeooo:rsid="00e2976b" officeooo:paragraph-rsid="018d9a2a"/>
    </style:style>
    <style:style style:name="P221" style:family="paragraph" style:parent-style-name="Standard">
      <style:text-properties fo:language="fr" fo:country="FR" officeooo:rsid="00e2976b" officeooo:paragraph-rsid="0176c2bc"/>
    </style:style>
    <style:style style:name="P222" style:family="paragraph" style:parent-style-name="Standard">
      <style:text-properties fo:language="fr" fo:country="FR" officeooo:paragraph-rsid="013061b8"/>
    </style:style>
    <style:style style:name="P223" style:family="paragraph" style:parent-style-name="Standard">
      <style:paragraph-properties fo:break-before="page"/>
      <style:text-properties fo:language="fr" fo:country="FR"/>
    </style:style>
    <style:style style:name="P224" style:family="paragraph" style:parent-style-name="Standard">
      <style:text-properties fo:language="fr" fo:country="FR" fo:font-weight="bold" officeooo:rsid="01202080" officeooo:paragraph-rsid="01202080" style:font-weight-asian="bold" style:font-weight-complex="bold"/>
    </style:style>
    <style:style style:name="P225" style:family="paragraph" style:parent-style-name="Standard">
      <style:text-properties fo:language="fr" fo:country="FR" fo:font-weight="bold" officeooo:paragraph-rsid="00f967b7" style:font-weight-asian="bold" style:font-weight-complex="bold"/>
    </style:style>
    <style:style style:name="P226" style:family="paragraph" style:parent-style-name="Standard">
      <style:text-properties fo:language="fr" fo:country="FR" officeooo:rsid="01211329" officeooo:paragraph-rsid="01211329"/>
    </style:style>
    <style:style style:name="P227" style:family="paragraph" style:parent-style-name="Standard">
      <style:text-properties fo:language="fr" fo:country="FR" officeooo:paragraph-rsid="01211329"/>
    </style:style>
    <style:style style:name="P228" style:family="paragraph" style:parent-style-name="Standard">
      <style:text-properties fo:language="fr" fo:country="FR" fo:font-style="normal" fo:font-weight="bold" officeooo:rsid="00cfa879" officeooo:paragraph-rsid="01a49545" style:font-style-asian="normal" style:font-weight-asian="bold" style:font-style-complex="normal" style:font-weight-complex="bold"/>
    </style:style>
    <style:style style:name="P229" style:family="paragraph" style:parent-style-name="Standard">
      <style:text-properties fo:language="fr" fo:country="FR" officeooo:rsid="00cfa879" officeooo:paragraph-rsid="01a49545"/>
    </style:style>
    <style:style style:name="P230" style:family="paragraph" style:parent-style-name="Standard">
      <style:text-properties fo:language="fr" fo:country="FR" officeooo:rsid="00f8a99d" officeooo:paragraph-rsid="01a49545"/>
    </style:style>
    <style:style style:name="P231" style:family="paragraph" style:parent-style-name="Standard">
      <style:text-properties fo:language="fr" fo:country="FR" officeooo:rsid="011b0ed6" officeooo:paragraph-rsid="01a49545"/>
    </style:style>
    <style:style style:name="P232" style:family="paragraph" style:parent-style-name="Standard">
      <style:text-properties fo:language="fr" fo:country="FR" officeooo:paragraph-rsid="01a49545"/>
    </style:style>
    <style:style style:name="P233" style:family="paragraph" style:parent-style-name="Standard">
      <style:text-properties fo:language="fr" fo:country="FR" officeooo:rsid="013a5ce4" officeooo:paragraph-rsid="01a49545"/>
    </style:style>
    <style:style style:name="P234" style:family="paragraph" style:parent-style-name="Standard">
      <style:text-properties fo:language="fr" fo:country="FR" officeooo:paragraph-rsid="00f967b7"/>
    </style:style>
    <style:style style:name="P235" style:family="paragraph" style:parent-style-name="Standard">
      <style:paragraph-properties fo:break-before="page"/>
      <style:text-properties fo:language="fr" fo:country="FR" officeooo:paragraph-rsid="00f967b7"/>
    </style:style>
    <style:style style:name="P236" style:family="paragraph" style:parent-style-name="Standard">
      <style:text-properties fo:language="fr" fo:country="FR" officeooo:paragraph-rsid="01a641a7"/>
    </style:style>
    <style:style style:name="P237" style:family="paragraph" style:parent-style-name="Standard">
      <style:text-properties fo:language="fr" fo:country="FR" officeooo:rsid="018634cc" officeooo:paragraph-rsid="018634cc"/>
    </style:style>
    <style:style style:name="P238" style:family="paragraph" style:parent-style-name="Standard">
      <style:text-properties fo:language="fr" fo:country="FR" officeooo:rsid="010841f8" officeooo:paragraph-rsid="00f967b7"/>
    </style:style>
    <style:style style:name="P239" style:family="paragraph" style:parent-style-name="Standard">
      <style:text-properties fo:language="fr" fo:country="FR" officeooo:rsid="01315b80" officeooo:paragraph-rsid="01a49545"/>
    </style:style>
    <style:style style:name="P240" style:family="paragraph" style:parent-style-name="Standard">
      <style:paragraph-properties fo:break-before="page"/>
      <style:text-properties fo:language="fr" fo:country="FR" officeooo:rsid="01315b80" officeooo:paragraph-rsid="01a49545"/>
    </style:style>
    <style:style style:name="P241" style:family="paragraph" style:parent-style-name="Standard">
      <style:text-properties fo:language="fr" fo:country="FR" officeooo:rsid="01315b80" officeooo:paragraph-rsid="01a641a7"/>
    </style:style>
    <style:style style:name="P242" style:family="paragraph" style:parent-style-name="Standard">
      <style:text-properties fo:language="fr" fo:country="FR" officeooo:rsid="01a8d78d" officeooo:paragraph-rsid="01a641a7"/>
    </style:style>
    <style:style style:name="P243" style:family="paragraph" style:parent-style-name="Standard">
      <style:paragraph-properties fo:break-before="page"/>
      <style:text-properties fo:language="fr" fo:country="FR" officeooo:rsid="01a8d78d" officeooo:paragraph-rsid="01a641a7"/>
    </style:style>
    <style:style style:name="P244" style:family="paragraph" style:parent-style-name="Standard">
      <style:text-properties fo:language="fr" fo:country="FR" officeooo:rsid="01a8d78d" officeooo:paragraph-rsid="01a8d78d"/>
    </style:style>
    <style:style style:name="P245" style:family="paragraph" style:parent-style-name="Standard">
      <style:text-properties fo:language="fr" fo:country="FR" officeooo:rsid="01aace6a" officeooo:paragraph-rsid="01aace6a"/>
    </style:style>
    <style:style style:name="P246" style:family="paragraph" style:parent-style-name="Standard">
      <style:text-properties fo:language="fr" fo:country="FR" officeooo:rsid="01b2762f" officeooo:paragraph-rsid="01aace6a"/>
    </style:style>
    <style:style style:name="P247" style:family="paragraph" style:parent-style-name="Standard"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P248" style:family="paragraph" style:parent-style-name="Standard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c14d71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22ec0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3daf5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3" style:family="paragraph" style:parent-style-name="Standard">
      <style:text-properties fo:font-size="11pt" fo:language="fr" fo:country="FR" officeooo:paragraph-rsid="01a641a7" style:font-size-asian="11pt" style:font-size-complex="11pt"/>
    </style:style>
    <style:style style:name="P254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P255" style:family="paragraph" style:parent-style-name="Table_20_Contents"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56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57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258" style:family="paragraph" style:parent-style-name="Table_20_Contents">
      <style:text-properties fo:color="#fc5c00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259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260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7cace" officeooo:paragraph-rsid="01c7cace" style:font-size-asian="12pt" style:font-weight-asian="bold" style:font-size-complex="12pt" style:font-weight-complex="bold"/>
    </style:style>
    <style:style style:name="P261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7cace" officeooo:paragraph-rsid="01d22e12" style:font-size-asian="12pt" style:font-weight-asian="bold" style:font-size-complex="12pt" style:font-weight-complex="bold"/>
    </style:style>
    <style:style style:name="P262" style:family="paragraph" style:parent-style-name="Table_20_Contents">
      <style:text-properties fo:color="#fc5c00" loext:opacity="100%" style:font-name="Arial1" fo:font-size="12pt" fo:language="fr" fo:country="FR" fo:font-weight="bold" officeooo:rsid="01a2977c" officeooo:paragraph-rsid="01a2977c" style:font-size-asian="12pt" style:font-weight-asian="bold" style:font-size-complex="12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b011bd" officeooo:paragraph-rsid="01b011bd" style:font-size-asian="12pt" style:font-weight-asian="bold" style:font-size-complex="12pt" style:font-weight-complex="bold"/>
    </style:style>
    <style:style style:name="P264" style:family="paragraph" style:parent-style-name="Table_20_Contents">
      <style:text-properties fo:color="#fc5c00" loext:opacity="100%" style:font-name="Arial1" fo:font-size="12pt" fo:language="fr" fo:country="FR" fo:font-weight="bold" officeooo:rsid="01a896ca" officeooo:paragraph-rsid="01a896ca" style:font-size-asian="12pt" style:font-weight-asian="bold" style:font-size-complex="12pt" style:font-weight-complex="bold"/>
    </style:style>
    <style:style style:name="P265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0fcf0a8" officeooo:paragraph-rsid="00fcf0a8" style:font-size-asian="12pt" style:font-weight-asian="bold" style:font-size-complex="12pt" style:font-weight-complex="bold"/>
    </style:style>
    <style:style style:name="P268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0092f9" officeooo:paragraph-rsid="010092f9" style:font-size-asian="12pt" style:font-weight-asian="bold" style:font-size-complex="12pt" style:font-weight-complex="bold"/>
    </style:style>
    <style:style style:name="P269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270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71" style:family="paragraph" style:parent-style-name="Table_20_Contents"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72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273" style:family="paragraph" style:parent-style-name="Table_20_Contents">
      <style:text-properties fo:color="#fc5c00" loext:opacity="100%" style:font-name="Arial1" fo:font-size="12pt" fo:language="fr" fo:country="FR" style:text-underline-style="none" fo:font-weight="bold" officeooo:rsid="014ceb8d" officeooo:paragraph-rsid="014ceb8d" style:font-size-asian="12pt" style:font-weight-asian="bold" style:font-size-complex="12pt" style:font-weight-complex="bold"/>
    </style:style>
    <style:style style:name="P274" style:family="paragraph" style:parent-style-name="Table_20_Contents">
      <style:text-properties fo:color="#fc5c00" loext:opacity="100%" style:font-name="Arial1" fo:font-size="12pt" fo:language="fr" fo:country="FR" style:text-underline-style="none" fo:font-weight="bold" officeooo:rsid="0169b020" officeooo:paragraph-rsid="0169b020" style:font-size-asian="12pt" style:font-weight-asian="bold" style:font-size-complex="12pt" style:font-weight-complex="bold"/>
    </style:style>
    <style:style style:name="P275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style="normal" fo:font-weight="bold" officeooo:rsid="01d40668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76" style:family="paragraph" style:parent-style-name="Table_20_Contents">
      <style:text-properties fo:color="#fc5c00" loext:opacity="100%" style:font-name="Arial1" fo:font-size="12pt" fo:language="fr" fo:country="FR" fo:font-style="normal" fo:font-weight="bold" officeooo:rsid="019b268e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77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style="normal" fo:font-weight="bold" officeooo:rsid="01ca332f" officeooo:paragraph-rsid="01ca332f" style:font-size-asian="12pt" style:font-style-asian="normal" style:font-weight-asian="bold" style:font-size-complex="12pt" style:font-style-complex="normal" style:font-weight-complex="bold"/>
    </style:style>
    <style:style style:name="P278" style:family="paragraph" style:parent-style-name="Table_20_Contents">
      <style:paragraph-properties fo:text-align="start" style:justify-single-word="false"/>
      <style:text-properties fo:color="#ff4000" loext:opacity="100%" style:font-name="Arial1" fo:font-size="12pt" fo:language="fr" fo:country="FR" fo:font-style="normal" fo:font-weight="bold" officeooo:rsid="01470ad1" officeooo:paragraph-rsid="01470ad1" style:font-size-asian="12pt" style:font-style-asian="normal" style:font-weight-asian="bold" style:font-size-complex="12pt" style:font-style-complex="normal" style:font-weight-complex="bold"/>
    </style:style>
    <style:style style:name="P279" style:family="paragraph" style:parent-style-name="Table_20_Contents">
      <style:paragraph-properties fo:text-align="start" style:justify-single-word="false">
        <style:tab-stops/>
      </style:paragraph-properties>
      <style:text-properties fo:color="#ff4000" loext:opacity="100%" style:font-name="Arial1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0" style:family="paragraph" style:parent-style-name="Standard">
      <style:text-properties fo:color="#023f62" loext:opacity="100%" fo:language="fr" fo:country="FR" fo:font-weight="bold" officeooo:rsid="01d87b26" officeooo:paragraph-rsid="018634cc" style:font-weight-asian="bold" style:font-weight-complex="bold"/>
    </style:style>
    <style:style style:name="P281" style:family="paragraph" style:parent-style-name="Table_20_Contents">
      <style:text-properties fo:color="#000000" loext:opacity="100%" style:font-name="Arial1" fo:font-size="12pt" fo:language="fr" fo:country="FR" fo:font-weight="normal" officeooo:rsid="0208359a" officeooo:paragraph-rsid="0208359a" style:font-size-asian="12pt" style:font-weight-asian="normal" style:font-size-complex="12pt" style:font-weight-complex="normal"/>
    </style:style>
    <style:style style:name="P28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8359a" officeooo:paragraph-rsid="0208359a" style:font-size-asian="12pt" style:font-weight-asian="normal" style:font-size-complex="12pt" style:font-weight-complex="normal"/>
    </style:style>
    <style:style style:name="T1" style:family="text">
      <style:text-properties officeooo:rsid="00b78d48"/>
    </style:style>
    <style:style style:name="T2" style:family="text">
      <style:text-properties officeooo:rsid="00ba5015"/>
    </style:style>
    <style:style style:name="T3" style:family="text">
      <style:text-properties officeooo:rsid="00d11377"/>
    </style:style>
    <style:style style:name="T4" style:family="text">
      <style:text-properties officeooo:rsid="00e1bb82"/>
    </style:style>
    <style:style style:name="T5" style:family="text">
      <style:text-properties officeooo:rsid="00e964c0"/>
    </style:style>
    <style:style style:name="T6" style:family="text">
      <style:text-properties officeooo:rsid="00ed5d45"/>
    </style:style>
    <style:style style:name="T7" style:family="text">
      <style:text-properties officeooo:rsid="00f0ee28"/>
    </style:style>
    <style:style style:name="T8" style:family="text">
      <style:text-properties officeooo:rsid="0064e8a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25081a" style:font-weight-asian="bold" style:font-weight-complex="bold"/>
    </style:style>
    <style:style style:name="T11" style:family="text">
      <style:text-properties fo:font-weight="bold" officeooo:rsid="01266050" style:font-weight-asian="bold" style:font-weight-complex="bold"/>
    </style:style>
    <style:style style:name="T12" style:family="text">
      <style:text-properties officeooo:rsid="007207fb"/>
    </style:style>
    <style:style style:name="T13" style:family="text">
      <style:text-properties officeooo:rsid="00f8a99d"/>
    </style:style>
    <style:style style:name="T14" style:family="text">
      <style:text-properties officeooo:rsid="00f99c89"/>
    </style:style>
    <style:style style:name="T15" style:family="text">
      <style:text-properties officeooo:rsid="010363d5"/>
    </style:style>
    <style:style style:name="T16" style:family="text">
      <style:text-properties officeooo:rsid="01030727"/>
    </style:style>
    <style:style style:name="T17" style:family="text">
      <style:text-properties officeooo:rsid="0109b729"/>
    </style:style>
    <style:style style:name="T18" style:family="text">
      <style:text-properties officeooo:rsid="010fb247"/>
    </style:style>
    <style:style style:name="T19" style:family="text">
      <style:text-properties officeooo:rsid="011301af"/>
    </style:style>
    <style:style style:name="T20" style:family="text">
      <style:text-properties officeooo:rsid="0118d1a6"/>
    </style:style>
    <style:style style:name="T21" style:family="text">
      <style:text-properties officeooo:rsid="011a79dc"/>
    </style:style>
    <style:style style:name="T22" style:family="text">
      <style:text-properties officeooo:rsid="01211329"/>
    </style:style>
    <style:style style:name="T23" style:family="text">
      <style:text-properties officeooo:rsid="0121e6e0"/>
    </style:style>
    <style:style style:name="T24" style:family="text">
      <style:text-properties style:font-name="sans-serif" fo:font-size="12.75pt"/>
    </style:style>
    <style:style style:name="T25" style:family="text">
      <style:text-properties style:font-name="sans-serif" fo:font-size="12.75pt" officeooo:rsid="01221e6e"/>
    </style:style>
    <style:style style:name="T26" style:family="text">
      <style:text-properties officeooo:rsid="012385dd"/>
    </style:style>
    <style:style style:name="T27" style:family="text">
      <style:text-properties officeooo:rsid="01249db5"/>
    </style:style>
    <style:style style:name="T28" style:family="text">
      <style:text-properties officeooo:rsid="0129a189"/>
    </style:style>
    <style:style style:name="T29" style:family="text">
      <style:text-properties officeooo:rsid="012daae8"/>
    </style:style>
    <style:style style:name="T30" style:family="text">
      <style:text-properties officeooo:rsid="00e4ff8c"/>
    </style:style>
    <style:style style:name="T31" style:family="text">
      <style:text-properties officeooo:rsid="00e6f334"/>
    </style:style>
    <style:style style:name="T32" style:family="text">
      <style:text-properties officeooo:rsid="00e8624c"/>
    </style:style>
    <style:style style:name="T33" style:family="text">
      <style:text-properties officeooo:rsid="00e932f1"/>
    </style:style>
    <style:style style:name="T34" style:family="text">
      <style:text-properties officeooo:rsid="0132123f"/>
    </style:style>
    <style:style style:name="T35" style:family="text">
      <style:text-properties officeooo:rsid="0132da62"/>
    </style:style>
    <style:style style:name="T36" style:family="text">
      <style:text-properties officeooo:rsid="01355632"/>
    </style:style>
    <style:style style:name="T37" style:family="text">
      <style:text-properties officeooo:rsid="01372819"/>
    </style:style>
    <style:style style:name="T38" style:family="text">
      <style:text-properties officeooo:rsid="0138e735"/>
    </style:style>
    <style:style style:name="T39" style:family="text">
      <style:text-properties officeooo:rsid="013be199"/>
    </style:style>
    <style:style style:name="T40" style:family="text">
      <style:text-properties officeooo:rsid="014148f8"/>
    </style:style>
    <style:style style:name="T41" style:family="text">
      <style:text-properties officeooo:rsid="0142786e"/>
    </style:style>
    <style:style style:name="T42" style:family="text">
      <style:text-properties officeooo:rsid="01469b9c"/>
    </style:style>
    <style:style style:name="T43" style:family="text">
      <style:text-properties officeooo:rsid="014848aa"/>
    </style:style>
    <style:style style:name="T44" style:family="text">
      <style:text-properties officeooo:rsid="0149cccf"/>
    </style:style>
    <style:style style:name="T45" style:family="text">
      <style:text-properties officeooo:rsid="014b1de6"/>
    </style:style>
    <style:style style:name="T46" style:family="text">
      <style:text-properties officeooo:rsid="014db189"/>
    </style:style>
    <style:style style:name="T47" style:family="text">
      <style:text-properties officeooo:rsid="0150949f"/>
    </style:style>
    <style:style style:name="T48" style:family="text">
      <style:text-properties officeooo:rsid="0150ac34"/>
    </style:style>
    <style:style style:name="T49" style:family="text">
      <style:text-properties officeooo:rsid="0157aee4"/>
    </style:style>
    <style:style style:name="T50" style:family="text">
      <style:text-properties officeooo:rsid="015cd670"/>
    </style:style>
    <style:style style:name="T51" style:family="text">
      <style:text-properties style:text-position="super 58%"/>
    </style:style>
    <style:style style:name="T52" style:family="text">
      <style:text-properties officeooo:rsid="0161e2d6"/>
    </style:style>
    <style:style style:name="T53" style:family="text">
      <style:text-properties fo:color="#18a303" loext:opacity="100%" fo:language="fr" fo:country="FR" fo:font-weight="bold" style:font-weight-asian="bold" style:font-weight-complex="bold"/>
    </style:style>
    <style:style style:name="T54" style:family="text">
      <style:text-properties officeooo:rsid="01728082"/>
    </style:style>
    <style:style style:name="T55" style:family="text">
      <style:text-properties officeooo:rsid="0178b1e7"/>
    </style:style>
    <style:style style:name="T56" style:family="text">
      <style:text-properties officeooo:rsid="017a4955"/>
    </style:style>
    <style:style style:name="T57" style:family="text">
      <style:text-properties officeooo:rsid="0186a869"/>
    </style:style>
    <style:style style:name="T58" style:family="text">
      <style:text-properties officeooo:rsid="0189b2a8"/>
    </style:style>
    <style:style style:name="T59" style:family="text">
      <style:text-properties officeooo:rsid="018bddd3"/>
    </style:style>
    <style:style style:name="T60" style:family="text">
      <style:text-properties officeooo:rsid="018be7d2"/>
    </style:style>
    <style:style style:name="T61" style:family="text">
      <style:text-properties officeooo:rsid="018d9a2a"/>
    </style:style>
    <style:style style:name="T62" style:family="text">
      <style:text-properties officeooo:rsid="019127a2"/>
    </style:style>
    <style:style style:name="T63" style:family="text">
      <style:text-properties officeooo:rsid="019ddbf3"/>
    </style:style>
    <style:style style:name="T64" style:family="text">
      <style:text-properties officeooo:rsid="0173a293"/>
    </style:style>
    <style:style style:name="T65" style:family="text">
      <style:text-properties officeooo:rsid="01acee91"/>
    </style:style>
    <style:style style:name="T66" style:family="text">
      <style:text-properties officeooo:rsid="01afec6a"/>
    </style:style>
    <style:style style:name="T67" style:family="text">
      <style:text-properties officeooo:rsid="01b759db"/>
    </style:style>
    <style:style style:name="T68" style:family="text">
      <style:text-properties officeooo:rsid="01b973f0"/>
    </style:style>
    <style:style style:name="T69" style:family="text">
      <style:text-properties officeooo:rsid="01c5f285"/>
    </style:style>
    <style:style style:name="T70" style:family="text">
      <style:text-properties officeooo:rsid="01ca332f"/>
    </style:style>
    <style:style style:name="T71" style:family="text">
      <style:text-properties officeooo:rsid="01ca70e9"/>
    </style:style>
    <style:style style:name="T72" style:family="text">
      <style:text-properties fo:language="fr" fo:country="FR"/>
    </style:style>
    <style:style style:name="T73" style:family="text">
      <style:text-properties fo:language="fr" fo:country="FR" officeooo:rsid="00a65157"/>
    </style:style>
    <style:style style:name="T74" style:family="text">
      <style:text-properties fo:language="fr" fo:country="FR" fo:font-weight="bold" style:font-weight-asian="bold" style:font-weight-complex="bold"/>
    </style:style>
    <style:style style:name="T75" style:family="text">
      <style:text-properties officeooo:rsid="01cd5280"/>
    </style:style>
    <style:style style:name="T76" style:family="text">
      <style:text-properties officeooo:rsid="01ce3e14"/>
    </style:style>
    <style:style style:name="T77" style:family="text">
      <style:text-properties officeooo:rsid="01cfb6ec"/>
    </style:style>
    <style:style style:name="T78" style:family="text">
      <style:text-properties officeooo:rsid="01d22e12"/>
    </style:style>
    <style:style style:name="T79" style:family="text">
      <style:text-properties officeooo:rsid="01d2ae00"/>
    </style:style>
    <style:style style:name="T80" style:family="text">
      <style:text-properties officeooo:rsid="01d34a20"/>
    </style:style>
    <style:style style:name="T81" style:family="text">
      <style:text-properties officeooo:rsid="01d40668"/>
    </style:style>
    <style:style style:name="T82" style:family="text">
      <style:text-properties fo:color="#c9211e" loext:opacity="100%"/>
    </style:style>
    <style:style style:name="T83" style:family="text">
      <style:text-properties fo:color="#023f62" loext:opacity="100%" fo:language="fr" fo:country="FR" fo:font-weight="bold" style:font-weight-asian="bold" style:font-weight-complex="bold"/>
    </style:style>
    <style:style style:name="T84" style:family="text">
      <style:text-properties fo:color="#023f62" loext:opacity="100%" fo:language="fr" fo:country="FR" fo:font-weight="bold" officeooo:rsid="01dd1334" style:font-weight-asian="bold" style:font-weight-complex="bold"/>
    </style:style>
    <style:style style:name="T85" style:family="text">
      <style:text-properties officeooo:rsid="01dffc56"/>
    </style:style>
    <style:style style:name="T86" style:family="text">
      <style:text-properties officeooo:rsid="01e18f92"/>
    </style:style>
    <style:style style:name="T87" style:family="text">
      <style:text-properties officeooo:rsid="01e34b95"/>
    </style:style>
    <style:style style:name="T88" style:family="text">
      <style:text-properties officeooo:rsid="01e54639"/>
    </style:style>
    <style:style style:name="T89" style:family="text">
      <style:text-properties officeooo:rsid="01ea0da1"/>
    </style:style>
    <style:style style:name="T90" style:family="text">
      <style:text-properties officeooo:rsid="01ed44d7"/>
    </style:style>
    <style:style style:name="T91" style:family="text">
      <style:text-properties officeooo:rsid="01eec0dc"/>
    </style:style>
    <style:style style:name="T92" style:family="text">
      <style:text-properties officeooo:rsid="01f1ad60"/>
    </style:style>
    <style:style style:name="T93" style:family="text">
      <style:text-properties officeooo:rsid="01f2298c"/>
    </style:style>
    <style:style style:name="T94" style:family="text">
      <style:text-properties officeooo:rsid="01f426a5"/>
    </style:style>
    <style:style style:name="T95" style:family="text">
      <style:text-properties officeooo:rsid="01f5b525"/>
    </style:style>
    <style:style style:name="T96" style:family="text">
      <style:text-properties officeooo:rsid="01f710bd"/>
    </style:style>
    <style:style style:name="T97" style:family="text">
      <style:text-properties officeooo:rsid="01f7802c"/>
    </style:style>
    <style:style style:name="T98" style:family="text">
      <style:text-properties officeooo:rsid="01f84671"/>
    </style:style>
    <style:style style:name="T99" style:family="text">
      <style:text-properties officeooo:rsid="01fb49ef"/>
    </style:style>
    <style:style style:name="T100" style:family="text">
      <style:text-properties officeooo:rsid="01fce26f"/>
    </style:style>
    <style:style style:name="T101" style:family="text">
      <style:text-properties officeooo:rsid="01fd6d78"/>
    </style:style>
    <style:style style:name="T102" style:family="text">
      <style:text-properties officeooo:rsid="01fe0861"/>
    </style:style>
    <style:style style:name="T103" style:family="text">
      <style:text-properties officeooo:rsid="020143fb"/>
    </style:style>
    <style:style style:name="T104" style:family="text">
      <style:text-properties officeooo:rsid="0202be2a"/>
    </style:style>
    <style:style style:name="T105" style:family="text">
      <style:text-properties officeooo:rsid="02050671"/>
    </style:style>
    <style:style style:name="T106" style:family="text">
      <style:text-properties officeooo:rsid="02070e67"/>
    </style:style>
    <style:style style:name="T107" style:family="text">
      <style:text-properties officeooo:rsid="020835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6"/>
      <text:p text:style-name="P247">DOLIST 202<text:span text:style-name="T1">20701 00:00</text:span></text:p>
      <text:p text:style-name="P216"/>
      <text:p text:style-name="P217"/>
      <text:p text:style-name="P217">→<text:span text:style-name="T32"> </text:span><text:span text:style-name="T59">1) </text:span><text:span text:style-name="T32">Terminale Spé Maths<text:tab/><text:tab/><text:tab/>: 1 x 6,0 h</text:span></text:p>
      <text:p text:style-name="P218">→<text:span text:style-name="T30"> </text:span><text:span text:style-name="T59">2) </text:span><text:span text:style-name="T30">Première Spé Maths<text:tab/><text:tab/><text:tab/>: </text:span><text:span text:style-name="T31">1 x 4,0 h</text:span></text:p>
      <text:p text:style-name="P219">→<text:span text:style-name="T30"> </text:span><text:span text:style-name="T60">3) </text:span><text:span text:style-name="T30">Première Spé NSI<text:tab/><text:tab/><text:tab/>: </text:span><text:span text:style-name="T31">1 x 4,0 h</text:span></text:p>
      <text:p text:style-name="P220">→<text:span text:style-name="T32"> </text:span><text:span text:style-name="T61">4) </text:span><text:span text:style-name="T32">Terminale Maths complémentaire <text:tab/>: 1 x 3,0 h</text:span></text:p>
      <text:p text:style-name="P219">→<text:span text:style-name="T30"> </text:span><text:span text:style-name="T61">5) </text:span><text:span text:style-name="T30">Première Option Maths<text:tab/><text:tab/><text:tab/>; </text:span><text:span text:style-name="T31">1 x 1,5 h</text:span></text:p>
      <text:p text:style-name="P217">→<text:span text:style-name="T32"> </text:span><text:span text:style-name="T61">6) </text:span><text:span text:style-name="T32">Terminale Ens. Scientifique<text:tab/><text:tab/>: 5 x 0,5 h</text:span></text:p>
      <text:p text:style-name="P221"/>
      <text:p text:style-name="P217">→<text:span text:style-name="T33"> Pondération</text:span></text:p>
      <text:p text:style-name="P217">→<text:span text:style-name="T33"> Pondération CPGE<text:tab/><text:tab/><text:tab/>: 1 x 1,0 h</text:span></text:p>
      <text:p text:style-name="P222"/>
      <text:p text:style-name="P21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38158816">
          <table:table-cell table:style-name="Tableau1.A1" office:value-type="string">
            <text:p text:style-name="P254">Date-Heure</text:p>
          </table:table-cell>
          <table:table-cell table:style-name="Tableau1.A1" office:value-type="string">
            <text:p text:style-name="P255">Désignations</text:p>
          </table:table-cell>
          <table:table-cell table:style-name="Tableau1.C1" office:value-type="string">
            <text:p text:style-name="P256">Observations</text:p>
          </table:table-cell>
        </table:table-row>
        <table:table-row table:style-name="TableLine239496224">
          <table:table-cell table:style-name="Tableau1.A2" office:value-type="string">
            <text:p text:style-name="P96">202<text:span text:style-name="T1">2</text:span>0<text:span text:style-name="T2">611</text:span>-<text:span text:style-name="T2">15</text:span><text:span text:style-name="T1">:</text:span><text:span text:style-name="T2">45</text:span></text:p>
          </table:table-cell>
          <table:table-cell table:style-name="Tableau1.A2" office:value-type="string">
            <text:p text:style-name="P97">In<text:span text:style-name="T1">itialisation </text:span><text:span text:style-name="T2">de Python &amp; visual studio code</text:span></text:p>
          </table:table-cell>
          <table:table-cell table:style-name="Tableau1.C2" office:value-type="string">
            <text:p text:style-name="P96"><text:span text:style-name="T2">OK</text:span> <text:s text:c="21"/></text:p>
          </table:table-cell>
        </table:table-row>
        <table:table-row table:style-name="TableLine239498224">
          <table:table-cell table:style-name="Tableau1.A2" office:value-type="string">
            <text:p text:style-name="P98">20220<text:span text:style-name="T3">6</text:span>13-08:00</text:p>
          </table:table-cell>
          <table:table-cell table:style-name="Tableau1.A2" office:value-type="string">
            <text:p text:style-name="P99">Entraînement grand oral Mats avec Mme Cahouzac ( Observateur )</text:p>
          </table:table-cell>
          <table:table-cell table:style-name="Tableau1.C2" office:value-type="string">
            <text:p text:style-name="P98">0K</text:p>
          </table:table-cell>
        </table:table-row>
        <table:table-row table:style-name="TableLine239499120">
          <table:table-cell table:style-name="Tableau1.A2" office:value-type="string">
            <text:p text:style-name="P100">20220613-15:30</text:p>
          </table:table-cell>
          <table:table-cell table:style-name="Tableau1.A2" office:value-type="string">
            <text:p text:style-name="P101">Réunion d’enseignement (Equipe de Maths )</text:p>
          </table:table-cell>
          <table:table-cell table:style-name="Tableau1.C2" office:value-type="string">
            <text:p text:style-name="P100">OK→ 23h<text:span text:style-name="T62">=</text:span> <text:s/><text:span text:style-name="T62">21 C + 2P <text:s/>( 5 HSA)</text:span></text:p>
          </table:table-cell>
        </table:table-row>
        <table:table-row table:style-name="TableLine239499968">
          <table:table-cell table:style-name="Tableau1.A2" office:value-type="string">
            <text:p text:style-name="P102">0220615-08:30</text:p>
          </table:table-cell>
          <table:table-cell table:style-name="Tableau1.A2" office:value-type="string">
            <text:p text:style-name="P103">Surveillance examen ( LPO de SADA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241762496">
          <table:table-cell table:style-name="Tableau1.A2" office:value-type="string">
            <text:p text:style-name="P102">0220616-13:00</text:p>
          </table:table-cell>
          <table:table-cell table:style-name="Tableau1.A2" office:value-type="string">
            <text:p text:style-name="P103">Réunion (équipe de Maths) pour la préparation grande école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241372304">
          <table:table-cell table:style-name="Tableau1.A2" office:value-type="string">
            <text:p text:style-name="P102">0220616-14:00</text:p>
          </table:table-cell>
          <table:table-cell table:style-name="Tableau1.A2" office:value-type="string">
            <text:p text:style-name="P103">Surveillance examen ( LPO de SADA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241762880">
          <table:table-cell table:style-name="Tableau1.A2" office:value-type="string">
            <text:p text:style-name="P105">20220620-07:30</text:p>
          </table:table-cell>
          <table:table-cell table:style-name="Tableau1.A2" office:value-type="string">
            <text:p text:style-name="P106">Grand oral<text:span text:style-name="T4">e</text:span> Mathématiques ( LPO d’Acoua 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142087904">
          <table:table-cell table:style-name="Tableau1.A2" office:value-type="string">
            <text:p text:style-name="P105">20220621-07:30</text:p>
          </table:table-cell>
          <table:table-cell table:style-name="Tableau1.A2" office:value-type="string">
            <text:p text:style-name="P106">Grand oral<text:span text:style-name="T4">e </text:span>Mathématiques ( LPO d’Acoua 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185225920">
          <table:table-cell table:style-name="Tableau1.A2" office:value-type="string">
            <text:p text:style-name="P107">20220622-09:45</text:p>
          </table:table-cell>
          <table:table-cell table:style-name="Tableau1.A2" office:value-type="string">
            <text:p text:style-name="P108">Contacté par Mr MERCIER (IA-IPR Mathématique)</text:p>
          </table:table-cell>
          <table:table-cell table:style-name="Tableau1.C2" office:value-type="string">
            <text:p text:style-name="P107">Pour un oral de rattrapage BAC</text:p>
          </table:table-cell>
        </table:table-row>
        <table:table-row table:style-name="TableLine185226768">
          <table:table-cell table:style-name="Tableau1.A2" office:value-type="string">
            <text:p text:style-name="P109">20220622 10:00</text:p>
          </table:table-cell>
          <table:table-cell table:style-name="Tableau1.A2" office:value-type="string">
            <text:p text:style-name="P206">Téléchargement d’ubuntu ( Linux ) </text:p>
          </table:table-cell>
          <table:table-cell table:style-name="Tableau1.C2" office:value-type="string">
            <text:p text:style-name="P110">OK – <text:span text:style-name="T5">sur clé USB</text:span></text:p>
          </table:table-cell>
        </table:table-row>
        <table:table-row table:style-name="TableLine185227696">
          <table:table-cell table:style-name="Tableau1.A2" office:value-type="string">
            <text:p text:style-name="P109">20220623 07:00</text:p>
          </table:table-cell>
          <table:table-cell table:style-name="Tableau1.A2" office:value-type="string">
            <text:p text:style-name="P207">RDV CHM de Mramadoudou <text:span text:style-name="T6">( Résultat: consulter dans 15 jours )</text:span></text:p>
          </table:table-cell>
          <table:table-cell table:style-name="Tableau1.C2" office:value-type="string">
            <text:p text:style-name="P111">OK</text:p>
          </table:table-cell>
        </table:table-row>
        <table:table-row table:style-name="TableLine185228624">
          <table:table-cell table:style-name="Tableau1.A2" office:value-type="string">
            <text:p text:style-name="P112">20220624 10:45</text:p>
          </table:table-cell>
          <table:table-cell table:style-name="Tableau1.A2" office:value-type="string">
            <text:p text:style-name="P113">Entretien bilan pour Junior</text:p>
          </table:table-cell>
          <table:table-cell table:style-name="Tableau1.C2" office:value-type="string">
            <text:p text:style-name="P112">OK</text:p>
          </table:table-cell>
        </table:table-row>
        <text:soft-page-break/>
        <table:table-row table:style-name="TableLine185229552">
          <table:table-cell table:style-name="Tableau1.A2" office:value-type="string">
            <text:p text:style-name="P112">20220624 12:55</text:p>
          </table:table-cell>
          <table:table-cell table:style-name="Tableau1.A2" office:value-type="string">
            <text:p text:style-name="P208">Virement pour facture SMAE (145,41 € )</text:p>
          </table:table-cell>
          <table:table-cell table:style-name="Tableau1.C2" office:value-type="string">
            <text:p text:style-name="P112">OK</text:p>
          </table:table-cell>
        </table:table-row>
        <table:table-row table:style-name="TableLine185230480">
          <table:table-cell table:style-name="Tableau1.A2" office:value-type="string">
            <text:p text:style-name="P114">20220624 13:10</text:p>
          </table:table-cell>
          <table:table-cell table:style-name="Tableau1.A2" office:value-type="string">
            <text:p text:style-name="P116">Virement du Loyer de Juillet 2022</text:p>
          </table:table-cell>
          <table:table-cell table:style-name="Tableau1.C2" office:value-type="string">
            <text:p text:style-name="P115">OK</text:p>
          </table:table-cell>
        </table:table-row>
        <table:table-row table:style-name="TableLine185231408">
          <table:table-cell table:style-name="Tableau1.A2" office:value-type="string">
            <text:p text:style-name="P117">20220624 13:50</text:p>
          </table:table-cell>
          <table:table-cell table:style-name="Tableau1.A2" office:value-type="string">
            <text:p text:style-name="P119">Virement remboursement Martial ( 600 € = PC 400 € + 200 € ) </text:p>
          </table:table-cell>
          <table:table-cell table:style-name="Tableau1.C2" office:value-type="string">
            <text:p text:style-name="P118">OK</text:p>
          </table:table-cell>
        </table:table-row>
        <table:table-row table:style-name="TableLine185232336">
          <table:table-cell table:style-name="Tableau1.A2" office:value-type="string">
            <text:p text:style-name="P120">20220624 14:30</text:p>
          </table:table-cell>
          <table:table-cell table:style-name="Tableau1.A2" office:value-type="string">
            <text:p text:style-name="P122">Virement Nadjima ( Provision carburant de 80 € )</text:p>
          </table:table-cell>
          <table:table-cell table:style-name="Tableau1.C2" office:value-type="string">
            <text:p text:style-name="P121">OK</text:p>
          </table:table-cell>
        </table:table-row>
        <table:table-row table:style-name="TableLine185233264">
          <table:table-cell table:style-name="Tableau1.A2" office:value-type="string">
            <text:p text:style-name="P123">2022062<text:span text:style-name="T16">4</text:span> <text:span text:style-name="T16">15</text:span>:<text:span text:style-name="T16">3</text:span>0</text:p>
          </table:table-cell>
          <table:table-cell table:style-name="Tableau1.A2" office:value-type="string">
            <text:p text:style-name="P125">Attestation hébergement + facture SOGEA + CI <text:s/></text:p>
          </table:table-cell>
          <table:table-cell table:style-name="Tableau1.C2" office:value-type="string">
            <text:p text:style-name="P126">0K</text:p>
          </table:table-cell>
        </table:table-row>
        <table:table-row table:style-name="TableLine185234192">
          <table:table-cell table:style-name="Tableau1.A2" office:value-type="string">
            <text:p text:style-name="P123">2022062<text:span text:style-name="T7">4</text:span> 1<text:span text:style-name="T16">6</text:span>:00</text:p>
          </table:table-cell>
          <table:table-cell table:style-name="Tableau1.A2" office:value-type="string">
            <text:p text:style-name="P124">Constitution, scan, impression et envoie dossier CNAPS de Nadjima</text:p>
          </table:table-cell>
          <table:table-cell table:style-name="Tableau1.C2" office:value-type="string">
            <text:p text:style-name="P126">OK</text:p>
          </table:table-cell>
        </table:table-row>
        <table:table-row table:style-name="TableLine185235120">
          <table:table-cell table:style-name="Tableau1.A2" office:value-type="string">
            <text:p text:style-name="P123">20220625 1<text:span text:style-name="T17">9</text:span>:00</text:p>
          </table:table-cell>
          <table:table-cell table:style-name="Tableau1.A2" office:value-type="string">
            <text:p text:style-name="P127">Mettre à jour <text:s/>CV Michel</text:p>
          </table:table-cell>
          <table:table-cell table:style-name="Tableau1.C2" office:value-type="string">
            <text:p text:style-name="P128">PK – envoyé à Martial</text:p>
          </table:table-cell>
        </table:table-row>
        <table:table-row table:style-name="TableLine242612816">
          <table:table-cell table:style-name="Tableau1.A2" office:value-type="string">
            <text:p text:style-name="P129">20220626 12:00</text:p>
          </table:table-cell>
          <table:table-cell table:style-name="Tableau1.A2" office:value-type="string">
            <text:p text:style-name="P131">Préparation cours “Fonctions de références”</text:p>
          </table:table-cell>
          <table:table-cell table:style-name="Tableau1.C2" office:value-type="string">
            <text:p text:style-name="P130">OK – Niveau PREMIERE</text:p>
          </table:table-cell>
        </table:table-row>
        <table:table-row table:style-name="TableLine242613744">
          <table:table-cell table:style-name="Tableau1.A2" office:value-type="string">
            <text:p text:style-name="P132">2022062<text:span text:style-name="T18">7</text:span> <text:span text:style-name="T19">08</text:span>:<text:span text:style-name="T19">1</text:span>0</text:p>
          </table:table-cell>
          <table:table-cell table:style-name="Tableau1.A2" office:value-type="string">
            <text:p text:style-name="P133">CNI et Passeport de Junior <text:span text:style-name="T20">(pré-demande)</text:span></text:p>
          </table:table-cell>
          <table:table-cell table:style-name="Tableau1.C2" office:value-type="string">
            <text:p text:style-name="P134">Connexion ANTS Ok</text:p>
            <text:p text:style-name="P134">- CNI de Junior </text:p>
            <text:p text:style-name="P134">- Passeport de Junior </text:p>
          </table:table-cell>
        </table:table-row>
        <table:table-row table:style-name="TableLine242614672">
          <table:table-cell table:style-name="Tableau1.A2" office:value-type="string">
            <text:p text:style-name="P203">2022062<text:span text:style-name="T18">7</text:span> 1<text:span text:style-name="T21">0</text:span>:<text:span text:style-name="T21">4</text:span>0</text:p>
          </table:table-cell>
          <table:table-cell table:style-name="Tableau1.A2" office:value-type="string">
            <text:p text:style-name="P204"><text:span text:style-name="T21">Ouverture </text:span>Compte LA BANQUE POSTALE <text:span text:style-name="T21">en ligne.</text:span></text:p>
          </table:table-cell>
          <table:table-cell table:style-name="Tableau1.C2" office:value-type="string">
            <text:p text:style-name="P205">OK- En attente de vérification ( 24 h)</text:p>
          </table:table-cell>
        </table:table-row>
        <table:table-row table:style-name="TableLine242615600">
          <table:table-cell table:style-name="Tableau1.A2" office:value-type="string">
            <text:p text:style-name="P203">2022062<text:span text:style-name="T28">9</text:span> 1<text:span text:style-name="T28">8</text:span>:<text:span text:style-name="T28">0</text:span>0</text:p>
          </table:table-cell>
          <table:table-cell table:style-name="Tableau1.A2" office:value-type="string">
            <text:p text:style-name="P204">Compte LA BANQUE POSTALE </text:p>
          </table:table-cell>
          <table:table-cell table:style-name="Tableau1.C2" office:value-type="string">
            <text:p text:style-name="P135">OK – Attente de CB et code</text:p>
          </table:table-cell>
        </table:table-row>
        <table:table-row table:style-name="TableLine242616528">
          <table:table-cell table:style-name="Tableau1.A2" office:value-type="string">
            <text:p text:style-name="P129">20220<text:span text:style-name="T34">701</text:span> <text:span text:style-name="T29">08</text:span>:00</text:p>
          </table:table-cell>
          <table:table-cell table:style-name="Tableau1.A2" office:value-type="string">
            <text:p text:style-name="P209">Payer le mécanicien ( <text:span text:style-name="T34">80</text:span> € <text:s/>à Mbouini )</text:p>
          </table:table-cell>
          <table:table-cell table:style-name="Tableau1.C2" office:value-type="string">
            <text:p text:style-name="P136">OK</text:p>
          </table:table-cell>
        </table:table-row>
        <table:table-row table:style-name="TableLine242617456">
          <table:table-cell table:style-name="Tableau1.A2" office:value-type="string">
            <text:p text:style-name="P129">20220<text:span text:style-name="T34">701</text:span> <text:span text:style-name="T36">1</text:span><text:span text:style-name="T29">8</text:span>:00</text:p>
          </table:table-cell>
          <table:table-cell table:style-name="Tableau1.A2" office:value-type="string">
            <text:p text:style-name="P210">E-mail de candidature au poste en M.E.L.C </text:p>
          </table:table-cell>
          <table:table-cell table:style-name="Tableau1.C2" office:value-type="string">
            <text:p text:style-name="P136">OK</text:p>
          </table:table-cell>
        </table:table-row>
        <table:table-row table:style-name="TableLine242618384">
          <table:table-cell table:style-name="Tableau1.A2" office:value-type="string">
            <text:p text:style-name="P137">20220709 09:30</text:p>
          </table:table-cell>
          <table:table-cell table:style-name="Tableau1.A2" office:value-type="string">
            <text:p text:style-name="P139">Récupération de la CB POSTALE KANI-KELI</text:p>
          </table:table-cell>
          <table:table-cell table:style-name="Tableau1.C2" office:value-type="string">
            <text:p text:style-name="P138">OK</text:p>
          </table:table-cell>
        </table:table-row>
        <table:table-row table:style-name="TableLine242619312">
          <table:table-cell table:style-name="Tableau1.A2" office:value-type="string">
            <text:p text:style-name="P137">20220709 10:30</text:p>
          </table:table-cell>
          <table:table-cell table:style-name="Tableau1.A2" office:value-type="string">
            <text:p text:style-name="P211">Photo d’identité de Junior ( CHIRONGUI )</text:p>
          </table:table-cell>
          <table:table-cell table:style-name="Tableau1.C2" office:value-type="string">
            <text:p text:style-name="P138">OK</text:p>
          </table:table-cell>
        </table:table-row>
        <table:table-row table:style-name="TableLine242620240">
          <table:table-cell table:style-name="Tableau1.A2" office:value-type="string">
            <text:p text:style-name="P140">20220710 08:00</text:p>
          </table:table-cell>
          <table:table-cell table:style-name="Tableau1.A2" office:value-type="string">
            <text:p text:style-name="P142">Aller au Parc de Passamainty et à Majikavo ( Junior ) </text:p>
          </table:table-cell>
          <table:table-cell table:style-name="Tableau1.C2" office:value-type="string">
            <text:p text:style-name="P141">OK</text:p>
          </table:table-cell>
        </table:table-row>
        <table:table-row table:style-name="TableLine242621168">
          <table:table-cell table:style-name="Tableau1.A2" office:value-type="string">
            <text:p text:style-name="P129">20220<text:span text:style-name="T35">7</text:span><text:span text:style-name="T37">11</text:span> <text:span text:style-name="T37">0</text:span><text:span text:style-name="T38">8</text:span>:<text:span text:style-name="T42">15</text:span></text:p>
          </table:table-cell>
          <table:table-cell table:style-name="Tableau1.A2" office:value-type="string">
            <text:p text:style-name="P212">Prendre rendez-vous pour CNI Junior (Mairie de CHIRONGUI)</text:p>
          </table:table-cell>
          <table:table-cell table:style-name="Tableau1.C2" office:value-type="string">
            <text:p text:style-name="P143"><text:span text:style-name="T43">OK - </text:span>RDV inutile. <text:span text:style-name="T44">(L, M, M et J )</text:span></text:p>
          </table:table-cell>
        </table:table-row>
        <table:table-row table:style-name="TableLine242565984">
          <table:table-cell table:style-name="Tableau1.A2" office:value-type="string">
            <text:p text:style-name="P129">20220<text:span text:style-name="T35">7</text:span><text:span text:style-name="T37">1</text:span><text:span text:style-name="T45">2</text:span> <text:span text:style-name="T45">1</text:span><text:span text:style-name="T46">3</text:span>:<text:span text:style-name="T39">3</text:span>0</text:p>
          </table:table-cell>
          <table:table-cell table:style-name="Tableau1.A2" office:value-type="string">
            <text:p text:style-name="P144">Demande de renvoi de l’identifiant de LABANQUEPOSTALE</text:p>
          </table:table-cell>
          <table:table-cell table:style-name="Tableau1.C2" office:value-type="string">
            <text:p text:style-name="P145">OK</text:p>
          </table:table-cell>
        </table:table-row>
        <table:table-row table:style-name="TableLine242566864">
          <table:table-cell table:style-name="Tableau1.A2" office:value-type="string">
            <text:p text:style-name="P147">20220712 14:00</text:p>
          </table:table-cell>
          <table:table-cell table:style-name="Tableau1.A2" office:value-type="string">
            <text:p text:style-name="P149"><text:span text:style-name="T40">Valider </text:span>La progression TMATHS-SPE <text:span text:style-name="T41">( </text:span><text:span text:style-name="T48">Cécile</text:span><text:span text:style-name="T41"> )</text:span></text:p>
          </table:table-cell>
          <table:table-cell table:style-name="Tableau1.C2" office:value-type="string">
            <text:p text:style-name="P148">OK</text:p>
          </table:table-cell>
        </table:table-row>
        <table:table-row table:style-name="TableLine242567792">
          <table:table-cell table:style-name="Tableau1.A2" office:value-type="string">
            <text:p text:style-name="P146">2022071<text:span text:style-name="T49">2</text:span><text:span text:style-name="T47"> </text:span><text:span text:style-name="T49">17</text:span>:<text:span text:style-name="T49">3</text:span>0</text:p>
          </table:table-cell>
          <table:table-cell table:style-name="Tableau1.A2" office:value-type="string">
            <text:p text:style-name="P150">Valider la progression 1MATHS-SPE (Dénis)</text:p>
          </table:table-cell>
          <table:table-cell table:style-name="Tableau1.C2" office:value-type="string">
            <text:p text:style-name="P151">OK</text:p>
          </table:table-cell>
        </table:table-row>
        <table:table-row table:style-name="TableLine242568720">
          <table:table-cell table:style-name="Tableau1.A2" office:value-type="string">
            <text:p text:style-name="P146">2022071<text:span text:style-name="T47">3 </text:span><text:span text:style-name="T50">12</text:span>:00</text:p>
          </table:table-cell>
          <table:table-cell table:style-name="Tableau1.A2" office:value-type="string">
            <text:p text:style-name="P152">Installation du logiciel GeoGebra</text:p>
          </table:table-cell>
          <table:table-cell table:style-name="Tableau1.C2" office:value-type="string">
            <text:p text:style-name="P153">OK</text:p>
          </table:table-cell>
        </table:table-row>
        <table:table-row table:style-name="TableLine242569648">
          <table:table-cell table:style-name="Tableau1.A2" office:value-type="string">
            <text:p text:style-name="P154">20<text:span text:style-name="T52">22</text:span>0813 13:00</text:p>
          </table:table-cell>
          <table:table-cell table:style-name="Tableau1.A2" office:value-type="string">
            <text:p text:style-name="P156">GeoGebra: Utilisation de curseurs pour une fonction, points, etc</text:p>
          </table:table-cell>
          <table:table-cell table:style-name="Tableau1.C2" office:value-type="string">
            <text:p text:style-name="P155">OK- polynôme du 2<text:span text:style-name="T51">nd</text:span> degré</text:p>
          </table:table-cell>
        </table:table-row>
        <text:soft-page-break/>
        <table:table-row table:style-name="TableLine242570576">
          <table:table-cell table:style-name="Tableau1.A2" office:value-type="string">
            <text:p text:style-name="P157">20220813 14:00</text:p>
          </table:table-cell>
          <table:table-cell table:style-name="Tableau1.A2" office:value-type="string">
            <text:p text:style-name="P2"><text:a xlink:type="simple" xlink:href="https://www.education.gouv.fr/bo/22/Hebdo27/MENE2218178A.htm" text:style-name="Internet_20_link" text:visited-style-name="Visited_20_Internet_20_Link"><text:span text:style-name="T53">https://www.education.gouv.fr/bo/22/Hebdo27/MENE2218178A.htm</text:span></text:a></text:p>
          </table:table-cell>
          <table:table-cell table:style-name="Tableau1.C2" office:value-type="string">
            <text:p text:style-name="P158">Programme 1MATHS-OPT (à revo)</text:p>
          </table:table-cell>
        </table:table-row>
        <table:table-row table:style-name="TableLine242571504">
          <table:table-cell table:style-name="Tableau1.A2" office:value-type="string">
            <text:p text:style-name="P159">20220716 09:00</text:p>
          </table:table-cell>
          <table:table-cell table:style-name="Tableau1.A2" office:value-type="string">
            <text:p text:style-name="P161">Réorganiser les e-mail reçu dans gmail</text:p>
          </table:table-cell>
          <table:table-cell table:style-name="Tableau1.C2" office:value-type="string">
            <text:p text:style-name="P160">OK</text:p>
          </table:table-cell>
        </table:table-row>
        <table:table-row table:style-name="TableLine242572432">
          <table:table-cell table:style-name="Tableau1.A2" office:value-type="string">
            <text:p text:style-name="P162">20220719 10:26</text:p>
          </table:table-cell>
          <table:table-cell table:style-name="Tableau1.A2" office:value-type="string">
            <text:p text:style-name="P164">Dépôt du demande de passeport de Junior – Mairie de Chirongui</text:p>
          </table:table-cell>
          <table:table-cell table:style-name="Tableau1.C2" office:value-type="string">
            <text:p text:style-name="P163">N° 976 050 122 G19 BLAKM</text:p>
          </table:table-cell>
        </table:table-row>
        <table:table-row table:style-name="TableLine242573360">
          <table:table-cell table:style-name="Tableau1.A2" office:value-type="string">
            <text:p text:style-name="P165">202207<text:span text:style-name="T54">20 10:00</text:span> <text:s/></text:p>
          </table:table-cell>
          <table:table-cell table:style-name="Tableau1.A2" office:value-type="string">
            <text:p text:style-name="P166">Préparation cours <text:span text:style-name="T63">SEQ01-</text:span>T<text:span text:style-name="T76">erminale </text:span>MATHS Spécialité</text:p>
          </table:table-cell>
          <table:table-cell table:style-name="Tableau1.C2" office:value-type="string">
            <text:p text:style-name="P168">OK</text:p>
          </table:table-cell>
        </table:table-row>
        <table:table-row table:style-name="TableLine242574288">
          <table:table-cell table:style-name="Tableau1.A2" office:value-type="string">
            <text:p text:style-name="P169">20220720 11:00</text:p>
          </table:table-cell>
          <table:table-cell table:style-name="Tableau1.A2" office:value-type="string">
            <text:p text:style-name="P171">Téléchargement vidéos (tuto calculatrices Lycée )</text:p>
          </table:table-cell>
          <table:table-cell table:style-name="Tableau1.C2" office:value-type="string">
            <text:p text:style-name="P170">OK</text:p>
          </table:table-cell>
        </table:table-row>
        <table:table-row table:style-name="TableLine207320624">
          <table:table-cell table:style-name="Tableau1.A2" office:value-type="string">
            <text:p text:style-name="P172">20220721 19:00</text:p>
          </table:table-cell>
          <table:table-cell table:style-name="Tableau1.A2" office:value-type="string">
            <text:p text:style-name="P174">Installation de Python </text:p>
          </table:table-cell>
          <table:table-cell table:style-name="Tableau1.C2" office:value-type="string">
            <text:p text:style-name="P173">OK</text:p>
          </table:table-cell>
        </table:table-row>
        <table:table-row table:style-name="TableLine207321552">
          <table:table-cell table:style-name="Tableau1.A2" office:value-type="string">
            <text:p text:style-name="P175">20220722 19:00</text:p>
          </table:table-cell>
          <table:table-cell table:style-name="Tableau1.A2" office:value-type="string">
            <text:p text:style-name="P166">Préparation cours <text:span text:style-name="T63">SEQ</text:span>01-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176">OK</text:p>
          </table:table-cell>
        </table:table-row>
        <table:table-row table:style-name="TableLine207322480">
          <table:table-cell table:style-name="Tableau1.A2" office:value-type="string">
            <text:p text:style-name="P177">202207<text:span text:style-name="T57">2</text:span>4 16:00</text:p>
          </table:table-cell>
          <table:table-cell table:style-name="Tableau1.A2" office:value-type="string">
            <text:p text:style-name="P179">Installation d’ANACONDA - <text:span text:style-name="T58">Spyder</text:span></text:p>
          </table:table-cell>
          <table:table-cell table:style-name="Tableau1.C2" office:value-type="string">
            <text:p text:style-name="P178">OK</text:p>
          </table:table-cell>
        </table:table-row>
        <table:table-row table:style-name="TableLine207325392">
          <table:table-cell table:style-name="Tableau1.A2" office:value-type="string">
            <text:p text:style-name="P180">20220724 18:00</text:p>
          </table:table-cell>
          <table:table-cell table:style-name="Tableau1.A2" office:value-type="string">
            <text:p text:style-name="P182">Installation de Visual Studio Code</text:p>
          </table:table-cell>
          <table:table-cell table:style-name="Tableau1.C2" office:value-type="string">
            <text:p text:style-name="P181">OK</text:p>
          </table:table-cell>
        </table:table-row>
        <table:table-row table:style-name="TableLine207326256">
          <table:table-cell table:style-name="Tableau1.A2" office:value-type="string">
            <text:p text:style-name="P84">20220727 18:00</text:p>
          </table:table-cell>
          <table:table-cell table:style-name="Tableau1.A2" office:value-type="string">
            <text:p text:style-name="P83">Installation de GIT sous Linux</text:p>
          </table:table-cell>
          <table:table-cell table:style-name="Tableau1.C2" office:value-type="string">
            <text:p text:style-name="P183">OK</text:p>
          </table:table-cell>
        </table:table-row>
        <table:table-row table:style-name="TableLine207327184">
          <table:table-cell table:style-name="Tableau1.A2" office:value-type="string">
            <text:p text:style-name="P86">20220727 21:30</text:p>
          </table:table-cell>
          <table:table-cell table:style-name="Tableau1.A2" office:value-type="string">
            <text:p text:style-name="P85">S’assurer que GITHUB est encore actif</text:p>
          </table:table-cell>
          <table:table-cell table:style-name="Tableau1.C2" office:value-type="string">
            <text:p text:style-name="P87">OK</text:p>
          </table:table-cell>
        </table:table-row>
        <table:table-row table:style-name="TableLine207328112">
          <table:table-cell table:style-name="Tableau1.A2" office:value-type="string">
            <text:p text:style-name="P184">20220731 11:00</text:p>
          </table:table-cell>
          <table:table-cell table:style-name="Tableau1.A2" office:value-type="string">
            <text:p text:style-name="P88"><text:span text:style-name="T55">Préparation cours </text:span><text:span text:style-name="T63">SEQ</text:span><text:span text:style-name="T55">01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185">OK</text:p>
          </table:table-cell>
        </table:table-row>
        <table:table-row table:style-name="TableLine207329040">
          <table:table-cell table:style-name="Tableau1.A2" office:value-type="string">
            <text:p text:style-name="P90">20220809 11:00</text:p>
          </table:table-cell>
          <table:table-cell table:style-name="Tableau1.A2" office:value-type="string">
            <text:p text:style-name="P89">Renouvellement d’ordonnance ( Chiconi)</text:p>
          </table:table-cell>
          <table:table-cell table:style-name="Tableau1.C2" office:value-type="string">
            <text:p text:style-name="P91">OK</text:p>
          </table:table-cell>
        </table:table-row>
        <table:table-row table:style-name="TableLine207329968">
          <table:table-cell table:style-name="Tableau1.A2" office:value-type="string">
            <text:p text:style-name="P186">20220813 23:30</text:p>
          </table:table-cell>
          <table:table-cell table:style-name="Tableau1.A2" office:value-type="string">
            <text:p text:style-name="P188">Téléchargement des vidéo LibreOffice Base</text:p>
          </table:table-cell>
          <table:table-cell table:style-name="Tableau1.C2" office:value-type="string">
            <text:p text:style-name="P187">OK → DIVERS</text:p>
          </table:table-cell>
        </table:table-row>
        <table:table-row table:style-name="TableLine187973968">
          <table:table-cell table:style-name="Tableau1.A2" office:value-type="string">
            <text:p text:style-name="P93">20220814 00:30</text:p>
          </table:table-cell>
          <table:table-cell table:style-name="Tableau1.A2" office:value-type="string">
            <text:p text:style-name="P92">Réinstallation de LibreOffice</text:p>
          </table:table-cell>
          <table:table-cell table:style-name="Tableau1.C2" office:value-type="string">
            <text:p text:style-name="P94">OK</text:p>
          </table:table-cell>
        </table:table-row>
        <table:table-row table:style-name="TableLine187974896">
          <table:table-cell table:style-name="Tableau1.A2" office:value-type="string">
            <text:p text:style-name="P93">20220814 01:00</text:p>
          </table:table-cell>
          <table:table-cell table:style-name="Tableau1.A2" office:value-type="string">
            <text:p text:style-name="P95">Création de la base <text:span text:style-name="T70">PROGRESSION-2223,ODB</text:span></text:p>
          </table:table-cell>
          <table:table-cell table:style-name="Tableau1.C2" office:value-type="string">
            <text:p text:style-name="P94">OK ( vide )</text:p>
          </table:table-cell>
        </table:table-row>
        <table:table-row table:style-name="TableLine187975824">
          <table:table-cell table:style-name="Tableau1.A2" office:value-type="string">
            <text:p text:style-name="P93">20220814 01:10</text:p>
          </table:table-cell>
          <table:table-cell table:style-name="Tableau1.A2" office:value-type="string">
            <text:p text:style-name="P95">Création de la base COMPTABILITÉ-<text:span text:style-name="T70">2223,ODB</text:span></text:p>
          </table:table-cell>
          <table:table-cell table:style-name="Tableau1.C2" office:value-type="string">
            <text:p text:style-name="P94">OK ( vide )</text:p>
          </table:table-cell>
        </table:table-row>
        <table:table-row table:style-name="TableLine187976752">
          <table:table-cell table:style-name="Tableau1.A2" office:value-type="string">
            <text:p text:style-name="P189">20220814 14:00</text:p>
          </table:table-cell>
          <table:table-cell table:style-name="Tableau1.A2" office:value-type="string">
            <text:p text:style-name="P92"><text:span text:style-name="T71">Paramétrage </text:span>de LibreOffice <text:span text:style-name="T71">en Français</text:span></text:p>
          </table:table-cell>
          <table:table-cell table:style-name="Tableau1.C2" office:value-type="string">
            <text:p text:style-name="P190">OK</text:p>
          </table:table-cell>
        </table:table-row>
        <table:table-row table:style-name="TableLine187977680">
          <table:table-cell table:style-name="Tableau1.A2" office:value-type="string">
            <text:p text:style-name="P191">2022081<text:span text:style-name="T80">6</text:span> <text:span text:style-name="T75">1</text:span><text:span text:style-name="T80">4</text:span>:<text:span text:style-name="T80">1</text:span>0</text:p>
          </table:table-cell>
          <table:table-cell table:style-name="Tableau1.A2" office:value-type="string">
            <text:p text:style-name="P192">Écrire la lettre <text:span text:style-name="T80">pour CNAPS Réunion</text:span> (Nadjima)</text:p>
          </table:table-cell>
          <table:table-cell table:style-name="Tableau1.C2" office:value-type="string">
            <text:p text:style-name="P193"><text:span text:style-name="T80">OK- </text:span><text:span text:style-name="T69">Envoy</text:span><text:span text:style-name="T80">é</text:span><text:span text:style-name="T69"> à </text:span>Martial</text:p>
          </table:table-cell>
        </table:table-row>
        <table:table-row table:style-name="TableLine187978608">
          <table:table-cell table:style-name="Tableau1.A2" office:value-type="string">
            <text:p text:style-name="P194">20220817 13:20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5">Première</text:span><text:span text:style-name="T76"> </text:span>MATHS Spécialité <text:span text:style-name="T85">( 3 semaines)</text:span></text:p>
          </table:table-cell>
          <table:table-cell table:style-name="Tableau1.C2" office:value-type="string">
            <text:p text:style-name="P195">OK</text:p>
          </table:table-cell>
        </table:table-row>
        <table:table-row table:style-name="TableLine187979536">
          <table:table-cell table:style-name="Tableau1.A2" office:value-type="string">
            <text:p text:style-name="P196">20220817 14:00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6">Terminale</text:span><text:span text:style-name="T76"> </text:span>MATHS Spécialité <text:s/><text:span text:style-name="T88">( 1 semaine)</text:span></text:p>
          </table:table-cell>
          <table:table-cell table:style-name="Tableau1.C2" office:value-type="string">
            <text:p text:style-name="P197">OK</text:p>
          </table:table-cell>
        </table:table-row>
        <table:table-row table:style-name="TableLine187980464">
          <table:table-cell table:style-name="Tableau1.A2" office:value-type="string">
            <text:p text:style-name="P198">20220822 <text:span text:style-name="T92">08:00</text:span></text:p>
          </table:table-cell>
          <table:table-cell table:style-name="Tableau1.A2" office:value-type="string">
            <text:p text:style-name="P213">Pré-rentrée des <text:span text:style-name="T92">nouveaux </text:span>enseignants</text:p>
          </table:table-cell>
          <table:table-cell table:style-name="Tableau1.C2" office:value-type="string">
            <text:p text:style-name="P199">OK</text:p>
          </table:table-cell>
        </table:table-row>
        <table:table-row table:style-name="TableLine187981392">
          <table:table-cell table:style-name="Tableau1.A2" office:value-type="string">
            <text:p text:style-name="P198">20220823 <text:span text:style-name="T94">08:00</text:span></text:p>
          </table:table-cell>
          <table:table-cell table:style-name="Tableau1.A2" office:value-type="string">
            <text:p text:style-name="P213">Pré-rentrée des enseignants</text:p>
          </table:table-cell>
          <table:table-cell table:style-name="Tableau1.C2" office:value-type="string">
            <text:p text:style-name="P200">OK – Pb Affectation ( en attente)</text:p>
          </table:table-cell>
        </table:table-row>
        <table:table-row table:style-name="TableLine187982320">
          <table:table-cell table:style-name="Tableau1.A2" office:value-type="string">
            <text:p text:style-name="P198">20220824 <text:span text:style-name="T95">07:</text:span><text:span text:style-name="T105">30</text:span></text:p>
          </table:table-cell>
          <table:table-cell table:style-name="Tableau1.A2" office:value-type="string">
            <text:p text:style-name="P214">Entrée scolaire (Junior )</text:p>
          </table:table-cell>
          <table:table-cell table:style-name="Tableau1.C2" office:value-type="string">
            <text:p text:style-name="P215">OK</text:p>
          </table:table-cell>
        </table:table-row>
        <text:soft-page-break/>
        <table:table-row table:style-name="TableLine184653600">
          <table:table-cell table:style-name="Tableau1.A2" office:value-type="string">
            <text:p text:style-name="P202">202208<text:span text:style-name="T89">2</text:span><text:span text:style-name="T105">4</text:span> <text:span text:style-name="T105">14</text:span>:<text:span text:style-name="T105">30</text:span>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7">Première N.S.I Spécialité</text:span></text:p>
          </table:table-cell>
          <table:table-cell table:style-name="Tableau1.C2" office:value-type="string">
            <text:p text:style-name="P201">(COURS)</text:p>
          </table:table-cell>
        </table:table-row>
        <table:table-row table:style-name="TableLine184654464">
          <table:table-cell table:style-name="Tableau1.A2" office:value-type="string">
            <text:p text:style-name="P202">20<text:span text:style-name="T91">22</text:span>08<text:span text:style-name="T89">2</text:span><text:span text:style-name="T99">6</text:span> <text:span text:style-name="T99">12</text:span>:<text:span text:style-name="T99">1</text:span>0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7">Premièr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201">(COURS-EXERCICES)</text:p>
          </table:table-cell>
        </table:table-row>
        <table:table-row table:style-name="TableLine184655392">
          <table:table-cell table:style-name="Tableau1.A2" office:value-type="string">
            <text:p text:style-name="P41">20<text:span text:style-name="T91">22</text:span>0<text:span text:style-name="T107">903</text:span> <text:span text:style-name="T106">1</text:span><text:span text:style-name="T107">8</text:span>:<text:span text:style-name="T106">0</text:span>0</text:p>
          </table:table-cell>
          <table:table-cell table:style-name="Tableau1.A2" office:value-type="string">
            <text:p text:style-name="P25"><text:span text:style-name="T85">Préparation </text:span><text:span text:style-name="T107">Suites arithmético-géométriques</text:span></text:p>
          </table:table-cell>
          <table:table-cell table:style-name="Tableau1.C2" office:value-type="string">
            <text:p text:style-name="P45">(COURS-EXERCICES)</text:p>
          </table:table-cell>
        </table:table-row>
        <table:table-row table:style-name="TableLine184656320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81">Préparation Raisonnement par récurrence</text:p>
          </table:table-cell>
          <table:table-cell table:style-name="Tableau1.C2" office:value-type="string">
            <text:p text:style-name="P282">(COURS-EXERCICES)</text:p>
          </table:table-cell>
        </table:table-row>
        <table:table-row table:style-name="TableLine184657248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45"/>
          </table:table-cell>
        </table:table-row>
        <table:table-row table:style-name="TableLine184658176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45"/>
          </table:table-cell>
        </table:table-row>
        <table:table-row table:style-name="TableLine184659104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84660032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84660960">
          <table:table-cell table:style-name="Tableau1.A2" office:value-type="string">
            <text:p text:style-name="P40">20<text:span text:style-name="T91">22</text:span>08<text:span text:style-name="T100">30</text:span> <text:span text:style-name="T100">07</text:span>:0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98">2</text:span><text:span text:style-name="T63">-</text:span><text:span text:style-name="T102">Premièr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84661888">
          <table:table-cell table:style-name="Tableau1.A2" office:value-type="string">
            <text:p text:style-name="P40">202208<text:span text:style-name="T100">30</text:span> 1<text:span text:style-name="T101">3</text:span>:<text:span text:style-name="T100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98">2</text:span><text:span text:style-name="T63">-</text:span><text:span text:style-name="T87">Première N.S.I 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84662816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17291136">
          <table:table-cell table:style-name="Tableau1.A2" office:value-type="string">
            <text:p text:style-name="P40">20<text:span text:style-name="T91">22</text:span>08<text:span text:style-name="T101">31</text:span> <text:span text:style-name="T101">07</text:span>:0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3">2</text:span><text:span text:style-name="T63">-</text:span><text:span text:style-name="T97">Terminal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17292064">
          <table:table-cell table:style-name="Tableau1.A2" office:value-type="string">
            <text:p text:style-name="P40">202208<text:span text:style-name="T101">31</text:span> 1<text:span text:style-name="T101">4</text:span>:<text:span text:style-name="T101">15</text:span>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86">Terminale</text:span><text:span text:style-name="T76"> </text:span>MATHS <text:span text:style-name="T86">Complémentaires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17292992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17293920">
          <table:table-cell table:style-name="Tableau1.A2" office:value-type="string">
            <text:p text:style-name="P40">20<text:span text:style-name="T91">22</text:span>0<text:span text:style-name="T102">901</text:span> <text:span text:style-name="T102">11</text:span>:<text:span text:style-name="T102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98">3</text:span><text:span text:style-name="T63">-</text:span><text:span text:style-name="T97">Terminal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17294848">
          <table:table-cell table:style-name="Tableau1.A2" office:value-type="string">
            <text:p text:style-name="P40">20<text:span text:style-name="T91">22</text:span>0<text:span text:style-name="T102">901</text:span> <text:span text:style-name="T102">15</text:span>:<text:span text:style-name="T102">15</text:span>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2">2</text:span><text:span text:style-name="T63">-</text:span><text:span text:style-name="T86">Terminale</text:span><text:span text:style-name="T76"> </text:span>MATHS <text:span text:style-name="T86">Complémentaires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17295776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117296704">
          <table:table-cell table:style-name="Tableau1.A2" office:value-type="string">
            <text:p text:style-name="P40">20<text:span text:style-name="T91">22</text:span>0<text:span text:style-name="T102">902</text:span> <text:span text:style-name="T102">09</text:span>:<text:span text:style-name="T102">0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2">3</text:span><text:span text:style-name="T63">-</text:span><text:span text:style-name="T87">Première N.S.I 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17297632">
          <table:table-cell table:style-name="Tableau1.A2" office:value-type="string">
            <text:p text:style-name="P42">20<text:span text:style-name="T91">22</text:span>0<text:span text:style-name="T102">902</text:span> <text:span text:style-name="T104">12</text:span>:<text:span text:style-name="T104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2">3</text:span><text:span text:style-name="T63">-</text:span><text:span text:style-name="T87">Premièr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117298560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26"/>
          </table:table-cell>
        </table:table-row>
        <table:table-row table:style-name="TableLine117299488">
          <table:table-cell table:style-name="Tableau1.A2" office:value-type="string">
            <text:p text:style-name="P270"/>
          </table:table-cell>
          <table:table-cell table:style-name="Tableau1.A2" office:value-type="string">
            <text:p text:style-name="P271"/>
          </table:table-cell>
          <table:table-cell table:style-name="Tableau1.C2" office:value-type="string">
            <text:p text:style-name="P272"/>
          </table:table-cell>
        </table:table-row>
        <table:table-row table:style-name="TableLine191758416"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9"/>
          </table:table-cell>
        </table:table-row>
        <table:table-row table:style-name="TableLine191759344"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9"/>
          </table:table-cell>
        </table:table-row>
        <table:table-row table:style-name="TableLine191760272"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9"/>
          </table:table-cell>
        </table:table-row>
        <text:soft-page-break/>
        <table:table-row table:style-name="TableLine191761200">
          <table:table-cell table:style-name="Tableau1.A2" office:value-type="string">
            <text:p text:style-name="P37">2022082<text:span text:style-name="T93">4</text:span> 1<text:span text:style-name="T92">0</text:span>:00</text:p>
          </table:table-cell>
          <table:table-cell table:style-name="Tableau1.A2" office:value-type="string">
            <text:p text:style-name="P38">Installation et paramétrage de l’imprimante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91762128">
          <table:table-cell table:style-name="Tableau1.A2" office:value-type="string">
            <text:p text:style-name="P37">2022082<text:span text:style-name="T93">4</text:span> <text:span text:style-name="T92">11</text:span>:00</text:p>
          </table:table-cell>
          <table:table-cell table:style-name="Tableau1.A2" office:value-type="string">
            <text:p text:style-name="P38">Imprimer le document CNAPS de Nadjima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91763056">
          <table:table-cell table:style-name="Tableau1.A2" office:value-type="string">
            <text:p text:style-name="P43">2022082<text:span text:style-name="T93">5</text:span> 1<text:span text:style-name="T92">1</text:span>:00</text:p>
          </table:table-cell>
          <table:table-cell table:style-name="Tableau1.A2" office:value-type="string">
            <text:p text:style-name="P44">Imprimante : hp-uiscan ( application installée )</text:p>
          </table:table-cell>
          <table:table-cell table:style-name="Tableau1.C2" office:value-type="string">
            <text:p text:style-name="P9"/>
          </table:table-cell>
        </table:table-row>
        <table:table-row table:style-name="TableLine207323408">
          <table:table-cell table:style-name="Tableau1.A2" office:value-type="string">
            <text:p text:style-name="P39">2022082<text:span text:style-name="T93">5</text:span> 14:00</text:p>
          </table:table-cell>
          <table:table-cell table:style-name="Tableau1.A2" office:value-type="string">
            <text:p text:style-name="P22"><text:span text:style-name="T90">Révision Junior ; </text:span><text:a xlink:type="simple" xlink:href="https://fr.ixl.com/maths/gs" text:style-name="Internet_20_link" text:visited-style-name="Visited_20_Internet_20_Link">https://fr.ixl.com/maths/gs</text:a></text:p>
          </table:table-cell>
          <table:table-cell table:style-name="Tableau1.C2" office:value-type="string">
            <text:p text:style-name="P26"/>
          </table:table-cell>
        </table:table-row>
        <table:table-row table:style-name="TableLine207324336">
          <table:table-cell table:style-name="Tableau1.A2" office:value-type="string">
            <text:p text:style-name="P270">2022082<text:span text:style-name="T92">5</text:span> 18:00</text:p>
          </table:table-cell>
          <table:table-cell table:style-name="Tableau1.A2" office:value-type="string">
            <text:p text:style-name="P271">Payer la facture SMAE ( limite 23/08/2022) </text:p>
          </table:table-cell>
          <table:table-cell table:style-name="Tableau1.C2" office:value-type="string">
            <text:p text:style-name="P272"/>
          </table:table-cell>
        </table:table-row>
        <table:table-row table:style-name="TableLine187658608"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21"/>
          </table:table-cell>
        </table:table-row>
        <table:table-row table:style-name="TableLine187659536">
          <table:table-cell table:style-name="Tableau1.A2" office:value-type="string">
            <text:p text:style-name="P275">2022082<text:span text:style-name="T93">6</text:span> 10:00</text:p>
          </table:table-cell>
          <table:table-cell table:style-name="Tableau1.A2" office:value-type="string">
            <text:p text:style-name="P276"><text:span text:style-name="T81">Envoyé </text:span>la lettre <text:span text:style-name="T81">au</text:span><text:span text:style-name="T80"> CNAPS Réunion</text:span> (<text:span text:style-name="T81">au plus tard le 23/08/2022</text:span>)</text:p>
          </table:table-cell>
          <table:table-cell table:style-name="Tableau1.C2" office:value-type="string">
            <text:p text:style-name="P277"/>
          </table:table-cell>
        </table:table-row>
        <table:table-row table:style-name="TableLine18766046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32"/>
          </table:table-cell>
        </table:table-row>
        <table:table-row table:style-name="TableLine187661392">
          <table:table-cell table:style-name="Tableau1.A2" office:value-type="string">
            <text:p text:style-name="P36">20220830 18:00</text:p>
          </table:table-cell>
          <table:table-cell table:style-name="Tableau1.A2" office:value-type="string">
            <text:p text:style-name="P35">Vérifier la facture EDM </text:p>
          </table:table-cell>
          <table:table-cell table:style-name="Tableau1.C2" office:value-type="string">
            <text:p text:style-name="P32"/>
          </table:table-cell>
        </table:table-row>
        <table:table-row table:style-name="TableLine18766232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Préparation <text:span text:style-name="T78">cours</text:span> <text:span text:style-name="T63">SEQ0</text:span><text:span text:style-name="T78">2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21"/>
          </table:table-cell>
        </table:table-row>
        <table:table-row table:style-name="TableLine18766324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4">Préparation <text:span text:style-name="T78">cours</text:span> <text:span text:style-name="T63">SEQ0</text:span><text:span text:style-name="T78">2</text:span><text:span text:style-name="T63">-</text:span>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31"/>
          </table:table-cell>
        </table:table-row>
        <table:table-row table:style-name="TableLine18766417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7"><text:span text:style-name="T55">Préparation</text:span><text:span text:style-name="T64"> </text:span><text:span text:style-name="T78">cours</text:span><text:span text:style-name="T64"> </text:span><text:span text:style-name="T63">SEQ0</text:span><text:span text:style-name="T78">2</text:span><text:span text:style-name="T63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32"/>
          </table:table-cell>
        </table:table-row>
        <table:table-row table:style-name="TableLine18766510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Préparation cours <text:span text:style-name="T63">SEQ0</text:span><text:span text:style-name="T78">2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8766603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8">Préparation cours <text:span text:style-name="T63">SEQ</text:span>0<text:span text:style-name="T78">2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8766696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"><text:span text:style-name="T56">Préparation cours </text:span><text:span text:style-name="T63">SEQ</text:span><text:span text:style-name="T56">0</text:span><text:span text:style-name="T78">2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8766788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9"/>
          </table:table-cell>
        </table:table-row>
        <table:table-row table:style-name="TableLine23896880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Préparation <text:span text:style-name="T77">exercices</text:span> <text:span text:style-name="T63">SEQ0</text:span><text:span text:style-name="T78">2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26"/>
          </table:table-cell>
        </table:table-row>
        <table:table-row table:style-name="TableLine23896966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3">Préparation <text:span text:style-name="T77">exercices</text:span> <text:span text:style-name="T63">SEQ</text:span>0<text:span text:style-name="T78">2</text:span>-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27"/>
          </table:table-cell>
        </table:table-row>
        <table:table-row table:style-name="TableLine23897059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"><text:span text:style-name="T55">Préparation </text:span><text:span text:style-name="T77">exercices</text:span><text:span text:style-name="T55"> </text:span><text:span text:style-name="T63">SEQ</text:span><text:span text:style-name="T55">0</text:span><text:span text:style-name="T78">2</text:span><text:span text:style-name="T55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28"/>
          </table:table-cell>
        </table:table-row>
        <table:table-row table:style-name="TableLine23897152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3">Préparation <text:span text:style-name="T77">exercices</text:span><text:span text:style-name="T55"> </text:span><text:span text:style-name="T63">SEQ0</text:span><text:span text:style-name="T78">2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29"/>
          </table:table-cell>
        </table:table-row>
        <table:table-row table:style-name="TableLine23897244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0">Préparation <text:span text:style-name="T77">exercices</text:span><text:span text:style-name="T55"> </text:span><text:span text:style-name="T63">SEQ</text:span>0<text:span text:style-name="T78">2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30"/>
          </table:table-cell>
        </table:table-row>
        <table:table-row table:style-name="TableLine23897337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<text:span text:style-name="T56">Préparation </text:span><text:span text:style-name="T77">exercices</text:span><text:span text:style-name="T55"> </text:span><text:span text:style-name="T63">SEQ</text:span><text:span text:style-name="T56">0</text:span><text:span text:style-name="T78">2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21"/>
          </table:table-cell>
        </table:table-row>
        <table:table-row table:style-name="TableLine23897430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4"/>
          </table:table-cell>
          <table:table-cell table:style-name="Tableau1.C2" office:value-type="string">
            <text:p text:style-name="P9"/>
          </table:table-cell>
        </table:table-row>
        <table:table-row table:style-name="TableLine238975232">
          <table:table-cell table:style-name="Tableau1.A2" office:value-type="string">
            <text:p text:style-name="P40">20<text:span text:style-name="T91">22</text:span>082<text:span text:style-name="T93">5</text:span> 1<text:span text:style-name="T92">0</text:span>:00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86">Terminale</text:span><text:span text:style-name="T76"> </text:span><text:span text:style-name="T86">Enseignement </text:span>S<text:span text:style-name="T86">cientifique</text:span></text:p>
          </table:table-cell>
          <table:table-cell table:style-name="Tableau1.C2" office:value-type="string">
            <text:p text:style-name="P9"/>
          </table:table-cell>
        </table:table-row>
        <text:soft-page-break/>
        <table:table-row table:style-name="TableLine23897616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4"/>
          </table:table-cell>
          <table:table-cell table:style-name="Tableau1.C2" office:value-type="string">
            <text:p text:style-name="P9"/>
          </table:table-cell>
        </table:table-row>
        <table:table-row table:style-name="TableLine23897708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9"/>
          </table:table-cell>
        </table:table-row>
        <table:table-row table:style-name="TableLine179630080">
          <table:table-cell table:style-name="Tableau1.A2" office:value-type="string">
            <text:p text:style-name="P257"/>
          </table:table-cell>
          <table:table-cell table:style-name="Tableau1.A2" office:value-type="string">
            <text:p text:style-name="P70">Demander à Sharmila une idée pour recuperer ma Nationalité avec le plus de discretion possible: objectif → Nationalité Malgache pour Junior en passant par moi ou directement.</text:p>
          </table:table-cell>
          <table:table-cell table:style-name="Tableau1.C2" office:value-type="string">
            <text:p text:style-name="P71"/>
          </table:table-cell>
        </table:table-row>
        <table:table-row table:style-name="TableLine179631008">
          <table:table-cell table:style-name="Tableau1.A2" office:value-type="string">
            <text:p text:style-name="P257"/>
          </table:table-cell>
          <table:table-cell table:style-name="Tableau1.A2" office:value-type="string">
            <text:p text:style-name="P258"/>
          </table:table-cell>
          <table:table-cell table:style-name="Tableau1.C2" office:value-type="string">
            <text:p text:style-name="P259"/>
          </table:table-cell>
        </table:table-row>
        <table:table-row table:style-name="TableLine179631936">
          <table:table-cell table:style-name="Tableau1.A2" office:value-type="string">
            <text:p text:style-name="P261">202208<text:span text:style-name="T78">22</text:span> 09:00</text:p>
          </table:table-cell>
          <table:table-cell table:style-name="Tableau1.A2" office:value-type="string">
            <text:p text:style-name="P262">Demander l’avis d’Olivier pour la retraite et reprendre une activité indep</text:p>
          </table:table-cell>
          <table:table-cell table:style-name="Tableau1.C2" office:value-type="string">
            <text:p text:style-name="P260">Mon intention:</text:p>
            <text:p text:style-name="P260">1) Prépartion pour solder ma retraite</text:p>
            <text:p text:style-name="P260">2) Continuer à travailler après la retraite ( Il semblerait qu’il est possible de continuer dans l’enseignement : particulièrement à Mayotte)</text:p>
          </table:table-cell>
        </table:table-row>
        <table:table-row table:style-name="TableLine179632864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3">Junior et Club de foot de KANI-KELI</text:p>
          </table:table-cell>
          <table:table-cell table:style-name="Tableau1.C2" office:value-type="string">
            <text:p text:style-name="P33">Acheter ( équipements de sports)</text:p>
          </table:table-cell>
        </table:table-row>
        <table:table-row table:style-name="TableLine179633792">
          <table:table-cell table:style-name="Tableau1.A2" office:value-type="string">
            <text:p text:style-name="P263">20220<text:span text:style-name="T68">1</text:span><text:span text:style-name="T69">5</text:span> 09:00</text:p>
          </table:table-cell>
          <table:table-cell table:style-name="Tableau1.A2" office:value-type="string">
            <text:p text:style-name="P264"><text:span text:style-name="T67">Se rendre à la </text:span><text:s/>bibliothèque de Choungui <text:span text:style-name="T66">(</text:span><text:span text:style-name="T67">pour Junior)</text:span></text:p>
          </table:table-cell>
          <table:table-cell table:style-name="Tableau1.C2" office:value-type="string">
            <text:p text:style-name="P265"/>
          </table:table-cell>
        </table:table-row>
        <table:table-row table:style-name="TableLine17963472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2"/>
          </table:table-cell>
          <table:table-cell table:style-name="Tableau1.C2" office:value-type="string">
            <text:p text:style-name="P73"/>
          </table:table-cell>
        </table:table-row>
        <table:table-row table:style-name="TableLine17963564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4"/>
          </table:table-cell>
          <table:table-cell table:style-name="Tableau1.C2" office:value-type="string">
            <text:p text:style-name="P73"/>
          </table:table-cell>
        </table:table-row>
        <table:table-row table:style-name="TableLine179636576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72">Système pour laver la voiture à domicile</text:p>
          </table:table-cell>
          <table:table-cell table:style-name="Tableau1.C2" office:value-type="string">
            <text:p text:style-name="P73">?</text:p>
          </table:table-cell>
        </table:table-row>
        <table:table-row table:style-name="TableLine17963750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4">Overture d’un livret enfant pour Junior ( à la poste <text:s/>? )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79638432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76">Analyse des objectifs ( revenus, dépences, etc. )</text:p>
          </table:table-cell>
          <table:table-cell table:style-name="Tableau1.C2" office:value-type="string">
            <text:p text:style-name="P11"/>
          </table:table-cell>
        </table:table-row>
        <table:table-row table:style-name="TableLine17963936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6"/>
          </table:table-cell>
          <table:table-cell table:style-name="Tableau1.C2" office:value-type="string">
            <text:p text:style-name="P11"/>
          </table:table-cell>
        </table:table-row>
        <table:table-row table:style-name="TableLine188913408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2">Préparation <text:span text:style-name="T78">cours</text:span> <text:span text:style-name="T63">SEQ0</text:span><text:span text:style-name="T78">3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8891433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4">Préparation <text:span text:style-name="T78">cours</text:span> <text:span text:style-name="T63">SEQ0</text:span><text:span text:style-name="T78">3</text:span><text:span text:style-name="T63">-</text:span>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88915264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7"><text:span text:style-name="T55">Préparation</text:span><text:span text:style-name="T64"> </text:span><text:span text:style-name="T78">cours</text:span><text:span text:style-name="T64"> </text:span><text:span text:style-name="T63">SEQ0</text:span><text:span text:style-name="T78">3</text:span><text:span text:style-name="T63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75"/>
          </table:table-cell>
        </table:table-row>
        <table:table-row table:style-name="TableLine18891619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2">Préparation cours <text:span text:style-name="T63">SEQ0</text:span><text:span text:style-name="T78">3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79"/>
          </table:table-cell>
        </table:table-row>
        <table:table-row table:style-name="TableLine18891712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>Préparation cours <text:span text:style-name="T63">SEQ</text:span>0<text:span text:style-name="T78">3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80"/>
          </table:table-cell>
        </table:table-row>
        <text:soft-page-break/>
        <table:table-row table:style-name="TableLine18891804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4"><text:span text:style-name="T56">Préparation cours </text:span><text:span text:style-name="T63">SEQ</text:span><text:span text:style-name="T56">0</text:span><text:span text:style-name="T78">3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81"/>
          </table:table-cell>
        </table:table-row>
        <table:table-row table:style-name="TableLine18891897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80"/>
          </table:table-cell>
        </table:table-row>
        <table:table-row table:style-name="TableLine18891990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2">Préparation <text:span text:style-name="T77">exercices</text:span> <text:span text:style-name="T63">SEQ0</text:span><text:span text:style-name="T78">3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8892083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3">Préparation <text:span text:style-name="T77">exercices</text:span> <text:span text:style-name="T63">SEQ</text:span>0<text:span text:style-name="T78">3</text:span>-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18892176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5"><text:span text:style-name="T55">Préparation </text:span><text:span text:style-name="T77">exercices</text:span><text:span text:style-name="T55"> </text:span><text:span text:style-name="T63">SEQ</text:span><text:span text:style-name="T55">0</text:span><text:span text:style-name="T78">3</text:span><text:span text:style-name="T55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75"/>
          </table:table-cell>
        </table:table-row>
        <table:table-row table:style-name="TableLine24039907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3">Préparation <text:span text:style-name="T77">exercices</text:span><text:span text:style-name="T55"> </text:span><text:span text:style-name="T63">SEQ0</text:span><text:span text:style-name="T78">3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79"/>
          </table:table-cell>
        </table:table-row>
        <table:table-row table:style-name="TableLine24040000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0">Préparation <text:span text:style-name="T77">exercices</text:span><text:span text:style-name="T55"> </text:span><text:span text:style-name="T63">SEQ</text:span>0<text:span text:style-name="T78">3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80"/>
          </table:table-cell>
        </table:table-row>
        <table:table-row table:style-name="TableLine240400928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6"><text:span text:style-name="T56">Préparation </text:span><text:span text:style-name="T77">exercices</text:span><text:span text:style-name="T55"> </text:span><text:span text:style-name="T63">SEQ</text:span><text:span text:style-name="T56">0</text:span><text:span text:style-name="T78">3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81"/>
          </table:table-cell>
        </table:table-row>
        <table:table-row table:style-name="TableLine240401856"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46"/>
          </table:table-cell>
          <table:table-cell table:style-name="Tableau1.C2" office:value-type="string">
            <text:p text:style-name="P48"/>
          </table:table-cell>
        </table:table-row>
        <table:table-row table:style-name="TableLine240402784"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22">Préparation <text:span text:style-name="T78">cours</text:span> <text:span text:style-name="T63">SEQ0</text:span><text:span text:style-name="T79">4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240403712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23">Préparation <text:span text:style-name="T77">exercices</text:span><text:span text:style-name="T55"> </text:span><text:span text:style-name="T63">SEQ0</text:span><text:span text:style-name="T79">4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79"/>
          </table:table-cell>
        </table:table-row>
        <table:table-row table:style-name="TableLine240404640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20">Préparation <text:span text:style-name="T77">exercices</text:span><text:span text:style-name="T55"> </text:span><text:span text:style-name="T63">SEQ</text:span>0<text:span text:style-name="T79">4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80"/>
          </table:table-cell>
        </table:table-row>
        <table:table-row table:style-name="TableLine240405568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6"><text:span text:style-name="T56">Préparation </text:span><text:span text:style-name="T77">exercices</text:span><text:span text:style-name="T55"> </text:span><text:span text:style-name="T63">SEQ</text:span><text:span text:style-name="T56">0</text:span><text:span text:style-name="T79">4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81"/>
          </table:table-cell>
        </table:table-row>
        <table:table-row table:style-name="TableLine145528832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78"/>
          </table:table-cell>
          <table:table-cell table:style-name="Tableau1.C2" office:value-type="string">
            <text:p text:style-name="P81"/>
          </table:table-cell>
        </table:table-row>
        <table:table-row table:style-name="TableLine145529648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45530576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45531504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69"/>
          </table:table-cell>
          <table:table-cell table:style-name="Tableau1.C2" office:value-type="string">
            <text:p text:style-name="P81"/>
          </table:table-cell>
        </table:table-row>
        <table:table-row table:style-name="TableLine145532432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45533360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81"/>
          </table:table-cell>
        </table:table-row>
        <table:table-row table:style-name="TableLine145534288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4553521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45536144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6"/>
          </table:table-cell>
          <table:table-cell table:style-name="Tableau1.C2" office:value-type="string">
            <text:p text:style-name="P75"/>
          </table:table-cell>
        </table:table-row>
        <table:table-row table:style-name="TableLine14553707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79"/>
          </table:table-cell>
        </table:table-row>
        <table:table-row table:style-name="TableLine14553800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ext:soft-page-break/>
        <table:table-row table:style-name="TableLine1795607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81"/>
          </table:table-cell>
        </table:table-row>
        <table:table-row table:style-name="TableLine17956168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able:table-row table:style-name="TableLine17956260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7956353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8"/>
          </table:table-cell>
          <table:table-cell table:style-name="Tableau1.C2" office:value-type="string">
            <text:p text:style-name="P73"/>
          </table:table-cell>
        </table:table-row>
        <table:table-row table:style-name="TableLine17956446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5"/>
          </table:table-cell>
        </table:table-row>
        <table:table-row table:style-name="TableLine17956539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9"/>
          </table:table-cell>
        </table:table-row>
        <table:table-row table:style-name="TableLine17956632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9"/>
          </table:table-cell>
          <table:table-cell table:style-name="Tableau1.C2" office:value-type="string">
            <text:p text:style-name="P80"/>
          </table:table-cell>
        </table:table-row>
        <table:table-row table:style-name="TableLine179567248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79568176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79569104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6701593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67016800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6"/>
          </table:table-cell>
          <table:table-cell table:style-name="Tableau1.C2" office:value-type="string">
            <text:p text:style-name="P75"/>
          </table:table-cell>
        </table:table-row>
        <table:table-row table:style-name="TableLine16701772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79"/>
          </table:table-cell>
        </table:table-row>
        <table:table-row table:style-name="TableLine16701865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able:table-row table:style-name="TableLine16701958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81"/>
          </table:table-cell>
        </table:table-row>
        <table:table-row table:style-name="TableLine16702051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able:table-row table:style-name="TableLine16702144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16702236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8"/>
          </table:table-cell>
          <table:table-cell table:style-name="Tableau1.C2" office:value-type="string">
            <text:p text:style-name="P73"/>
          </table:table-cell>
        </table:table-row>
        <table:table-row table:style-name="TableLine16702329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5"/>
          </table:table-cell>
        </table:table-row>
        <table:table-row table:style-name="TableLine16702422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9"/>
          </table:table-cell>
        </table:table-row>
        <table:table-row table:style-name="TableLine1670251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9"/>
          </table:table-cell>
          <table:table-cell table:style-name="Tableau1.C2" office:value-type="string">
            <text:p text:style-name="P80"/>
          </table:table-cell>
        </table:table-row>
        <table:table-row table:style-name="TableLine166992800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191763792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279"/>
          </table:table-cell>
        </table:table-row>
        <table:table-row table:style-name="TableLine191764720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279"/>
          </table:table-cell>
        </table:table-row>
        <text:soft-page-break/>
        <table:table-row table:style-name="TableLine191765648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91766576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91767504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39332448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39333376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39334304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39335232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39336160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39337088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139338016">
          <table:table-cell table:style-name="Tableau1.A2" office:value-type="string">
            <text:p text:style-name="P266"/>
          </table:table-cell>
          <table:table-cell table:style-name="Tableau1.A2" office:value-type="string">
            <text:p text:style-name="P273"/>
          </table:table-cell>
          <table:table-cell table:style-name="Tableau1.C2" office:value-type="string">
            <text:p text:style-name="P267"/>
          </table:table-cell>
        </table:table-row>
        <table:table-row table:style-name="TableLine139338944">
          <table:table-cell table:style-name="Tableau1.A2" office:value-type="string">
            <text:p text:style-name="P266"/>
          </table:table-cell>
          <table:table-cell table:style-name="Tableau1.A2" office:value-type="string">
            <text:p text:style-name="P273"/>
          </table:table-cell>
          <table:table-cell table:style-name="Tableau1.C2" office:value-type="string">
            <text:p text:style-name="P265"/>
          </table:table-cell>
        </table:table-row>
        <table:table-row table:style-name="TableLine139339872">
          <table:table-cell table:style-name="Tableau1.A2" office:value-type="string">
            <text:p text:style-name="P266"/>
          </table:table-cell>
          <table:table-cell table:style-name="Tableau1.A2" office:value-type="string">
            <text:p text:style-name="P273"/>
          </table:table-cell>
          <table:table-cell table:style-name="Tableau1.C2" office:value-type="string">
            <text:p text:style-name="P268"/>
          </table:table-cell>
        </table:table-row>
        <table:table-row table:style-name="TableLine139340800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64348160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64349088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64350016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64350944">
          <table:table-cell table:style-name="Tableau1.A2" office:value-type="string">
            <text:p text:style-name="P278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9"/>
          </table:table-cell>
        </table:table-row>
        <table:table-row table:style-name="TableLine6435187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1"/>
          </table:table-cell>
        </table:table-row>
        <table:table-row table:style-name="TableLine64352800">
          <table:table-cell table:style-name="Tableau1.A2" office:value-type="string">
            <text:p text:style-name="P269">20220920 12:00</text:p>
          </table:table-cell>
          <table:table-cell table:style-name="Tableau1.A2" office:value-type="string">
            <text:p text:style-name="P274">Prévision de l’arriver du passeport de Junior (2 mois après <text:s/>depôt)</text:p>
          </table:table-cell>
          <table:table-cell table:style-name="Tableau1.C2" office:value-type="string">
            <text:p text:style-name="P265"/>
          </table:table-cell>
        </table:table-row>
        <table:table-row table:style-name="TableLine64353728"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53"/>
          </table:table-cell>
          <table:table-cell table:style-name="Tableau1.C2" office:value-type="string">
            <text:p text:style-name="P18"/>
          </table:table-cell>
        </table:table-row>
      </table:table>
      <text:p text:style-name="P216"/>
      <text:p text:style-name="P216"/>
      <text:p text:style-name="P216"/>
      <text:p text:style-name="P223"/>
      <text:p text:style-name="P224">Voiture RAV4 – B<text:span text:style-name="T22">M</text:span>-961-WH</text:p>
      <text:p text:style-name="P226">{</text:p>
      <text:p text:style-name="P227"><text:span text:style-name="T22"><text:tab/></text:span><text:span text:style-name="T23">N° de série <text:tab/>: J</text:span><text:span text:style-name="T24">TEHH20V900217268</text:span></text:p>
      <text:p text:style-name="P227"><text:span text:style-name="T24"><text:tab/></text:span><text:span text:style-name="T25">Marque<text:tab/>: TOYOTA</text:span></text:p>
      <text:p text:style-name="P226"><text:tab/><text:span text:style-name="T26">Batterie<text:tab/>: 12V 55AH 480A(EN)</text:span></text:p>
      <text:p text:style-name="P226"><text:tab/><text:span text:style-name="T27">Moteur<text:tab/><text:tab/>: 2.0 Essence</text:span></text:p>
      <text:p text:style-name="P226"/>
      <text:p text:style-name="P226"><text:tab/><text:span text:style-name="T10">Pièce auto<text:tab/><text:tab/>: 02.69.62.99.76</text:span></text:p>
      <text:p text:style-name="P226"><text:tab/><text:span text:style-name="T10">Méca (Passi-Keli)<text:tab/>: 06.93.01.05.16 </text:span><text:span text:style-name="T11">( SMS laissé le 29/06/2022 à 09:11)</text:span></text:p>
      <text:p text:style-name="P226">}</text:p>
      <text:p text:style-name="P228">20220430:<text:tab/><text:tab/><text:tab/>167720 Km</text:p>
      <text:p text:style-name="P229"/>
      <text:p text:style-name="P229">- Entretien (Vidange) <text:tab/>:<text:tab/>138,05 €</text:p>
      <text:p text:style-name="P229">- <text:span text:style-name="T13">Carburant</text:span><text:tab/><text:tab/><text:tab/>34,03 l <text:s/>(55,81 € )</text:p>
      <text:p text:style-name="P230">20220503:</text:p>
      <text:p text:style-name="P230">- Pneu dégonflé<text:tab/>:<text:tab/><text:span text:style-name="T14">0,50</text:span> ¢</text:p>
      <text:p text:style-name="P230">20220504:</text:p>
      <text:p text:style-name="P230">- Pneux<text:tab/><text:tab/>:<text:tab/><text:span text:style-name="T15">4,00€</text:span><text:tab/></text:p>
      <text:p text:style-name="P230">- Clé en croix<text:tab/><text:tab/>:<text:tab/><text:span text:style-name="T15">5,00€</text:span></text:p>
      <text:p text:style-name="P230">- Carburant<text:tab/><text:tab/>:<text:tab/><text:span text:style-name="T15">40,00€</text:span></text:p>
      <text:p text:style-name="P231">20220515:</text:p>
      <text:p text:style-name="P231">- Carburant<text:tab/><text:tab/>: <text:tab/>20,00€</text:p>
      <text:p text:style-name="P232"/>
      <text:p text:style-name="P233">20220528<text:tab/><text:tab/></text:p>
      <text:p text:style-name="P233">-Carburant<text:tab/><text:tab/>65€</text:p>
      <text:p text:style-name="P216"/>
      <text:p text:style-name="P216"/>
      <text:p text:style-name="P216"/>
      <text:p text:style-name="P216"/>
      <text:p text:style-name="P223"/>
      <text:p text:style-name="P234">GITHUB</text:p>
      <text:p text:style-name="P234">{ </text:p>
      <text:p text:style-name="P63"><text:span text:style-name="T72"><text:tab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/ </text:span><text:a xlink:type="simple" xlink:href="mailto:T@976" text:style-name="Internet_20_link" text:visited-style-name="Visited_20_Internet_20_Link"><text:span text:style-name="T72">T@976</text:span></text:a></text:p>
      <text:p text:style-name="P234">}</text:p>
      <text:p text:style-name="P234"/>
      <text:p text:style-name="P236"/>
      <text:p text:style-name="P234"/>
      <text:p text:style-name="P234">BD</text:p>
      <text:p text:style-name="P234">{</text:p>
      <text:p text:style-name="P63"><text:span text:style-name="T72"><text:tab/>F93F2VC678 / </text:span><text:a xlink:type="simple" xlink:href="mailto:Junior@976" text:style-name="Internet_20_link" text:visited-style-name="Visited_20_Internet_20_Link"><text:span text:style-name="T72">Junior@976</text:span></text:a></text:p>
      <text:p text:style-name="P234">FB</text:p>
      <text:p text:style-name="P234">{</text:p>
      <text:p text:style-name="P63"><text:span text:style-name="T72"><text:tab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/ VilleDeNaissance</text:span><text:span text:style-name="T73">@976</text:span></text:p>
      <text:p text:style-name="P234">}</text:p>
      <text:p text:style-name="P234"/>
      <text:p text:style-name="P225">XTB</text:p>
      <text:p text:style-name="P225">{</text:p>
      <text:p text:style-name="P225"><text:tab/>ID: 170698550208</text:p>
      <text:p text:style-name="P1"><text:span text:style-name="T72"><text:tab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<text:s text:c="2"/>/ </text:span><text:a xlink:type="simple" xlink:href="mailto:T@976" text:style-name="Internet_20_link" text:visited-style-name="Visited_20_Internet_20_Link"><text:span text:style-name="T72">T@976</text:span></text:a></text:p>
      <text:p text:style-name="P225"><text:tab/>MT4<text:tab/><text:tab/>: 717120</text:p>
      <text:p text:style-name="P225"><text:tab/>Xstation<text:tab/>: 1565338</text:p>
      <text:p text:style-name="P225">}</text:p>
      <text:p text:style-name="P234"/>
      <text:p text:style-name="P234">ONLY</text:p>
      <text:p text:style-name="P234">{</text:p>
      <text:p text:style-name="P234"><text:tab/>0639 711983 / 854009</text:p>
      <text:p text:style-name="P234">}</text:p>
      <text:p text:style-name="P237">ORANGE</text:p>
      <text:p text:style-name="P237">{</text:p>
      <text:p text:style-name="P82"><text:span text:style-name="T74"><text:tab/></text:span><text:a xlink:type="simple" xlink:href="mailto:michel.norodine@gmail.com" text:style-name="Internet_20_link" text:visited-style-name="Visited_20_Internet_20_Link">michel.norodine@gmail.com</text:a><text:span text:style-name="T83"> <text:s text:c="2"/>/ </text:span><text:span text:style-name="T84">J</text:span><text:a xlink:type="simple" xlink:href="mailto:T@976" text:style-name="Internet_20_link" text:visited-style-name="Visited_20_Internet_20_Link"><text:span text:style-name="T83">@976</text:span></text:a></text:p>
      <text:p text:style-name="P280"/>
      <text:p text:style-name="P237">}</text:p>
      <text:p text:style-name="P237"/>
      <text:p text:style-name="P49"><text:soft-page-break/></text:p>
      <text:p text:style-name="P49">IMP-Michel</text:p>
      <text:p text:style-name="P49">{</text:p>
      <text:p text:style-name="P49"><text:tab/>3017634818457</text:p>
      <text:p text:style-name="P49"><text:tab/>T976</text:p>
      <text:p text:style-name="P49">}</text:p>
      <text:p text:style-name="P49"/>
      <text:p text:style-name="P49">IMP-Nadjima <text:span text:style-name="T8">( Vu le 02/04/2022)</text:span></text:p>
      <text:p text:style-name="P49">{</text:p>
      <text:p text:style-name="P49"><text:tab/>3033086833343 </text:p>
      <text:p text:style-name="P49"><text:tab/>[Junior#AAAAMMJJ] (de Nadjima et non de Junior )</text:p>
      <text:p text:style-name="P49"><text:tab/>RIB BFC NADJIMA.</text:p>
      <text:p text:style-name="P49">}</text:p>
      <text:p text:style-name="P49"/>
      <text:p text:style-name="P49"/>
      <text:p text:style-name="P49"/>
      <text:p text:style-name="P50">BANQUE POSTALE – Michel</text:p>
      <text:p text:style-name="P50">{</text:p>
      <text:p text:style-name="P50"><text:tab/>993780484927</text:p>
      <text:p text:style-name="P50"><text:tab/>99196371</text:p>
      <text:p text:style-name="P50">}</text:p>
      <text:p text:style-name="P50"/>
      <text:p text:style-name="P51">BANQUE POSTALE – Nadjima</text:p>
      <text:p text:style-name="P51">{</text:p>
      <text:p text:style-name="P51"><text:tab/>993225665277</text:p>
      <text:p text:style-name="P51"><text:tab/>99201726</text:p>
      <text:p text:style-name="P51">}</text:p>
      <text:p text:style-name="P49"/>
      <text:p text:style-name="P49"/>
      <text:p text:style-name="P49">CAF</text:p>
      <text:p text:style-name="P49">{</text:p>
      <text:p text:style-name="P49"><text:tab/>0644447<text:span text:style-name="T9"> / </text:span>19632017</text:p>
      <text:p text:style-name="P49">}</text:p>
      <text:p text:style-name="P49"/>
      <text:p text:style-name="P49"><text:soft-page-break/>SS-<text:span text:style-name="T12">Michel</text:span> ( ameli.fr)</text:p>
      <text:p text:style-name="P49">{</text:p>
      <text:p text:style-name="P49"><text:tab/>1 63 01 99 333 278 40 / T@976</text:p>
      <text:p text:style-name="P49">}</text:p>
      <text:p text:style-name="P49"/>
      <text:p text:style-name="P49">SS-<text:span text:style-name="T12">Nadjima</text:span> ( ameli.fr)</text:p>
      <text:p text:style-name="P49">{</text:p>
      <text:p text:style-name="P49"><text:tab/><text:span text:style-name="T12">2 96 06 99 397 057 52</text:span> / <text:span text:style-name="T12">Junior</text:span>976</text:p>
      <text:p text:style-name="P49"/>
      <text:p text:style-name="P49">}</text:p>
      <text:p text:style-name="P49"/>
      <text:p text:style-name="P235"/>
      <text:p text:style-name="P234"/>
      <text:p text:style-name="P234"/>
      <text:p text:style-name="P234">Maths 1ere spe maths</text:p>
      <text:p text:style-name="P63"><text:a xlink:type="simple" xlink:href="https://www.youtube.com/watch?v=UbCuN0z8O44" text:style-name="Internet_20_link" text:visited-style-name="Visited_20_Internet_20_Link"><text:span text:style-name="T72">TRIGONOMÉTRIE. PREMIÈRE. SPÉCIALITÉ MATHS - YouTube</text:span></text:a><text:span text:style-name="T72"> </text:span></text:p>
      <text:p text:style-name="P234"/>
      <text:p text:style-name="P234"/>
      <text:p text:style-name="P225">Espace Client EDM: </text:p>
      <text:p text:style-name="P225">→ <text:span text:style-name="T82">NORDINE</text:span> Michel</text:p>
      <text:p text:style-name="P225">→ references contrat D/BR019400 </text:p>
      <text:p text:style-name="P225">→ payeur G/P21020837 </text:p>
      <text:p text:style-name="P63"><text:span text:style-name="T74">→ mnorodine ( </text:span><text:a xlink:type="simple" xlink:href="mailto:T@976" text:style-name="Internet_20_link" text:visited-style-name="Visited_20_Internet_20_Link"><text:span text:style-name="T74">T@976</text:span></text:a><text:span text:style-name="T74"> )</text:span></text:p>
      <text:p text:style-name="P225">→ code de sécurité: 16286175</text:p>
      <text:p text:style-name="P63"><text:span text:style-name="T74">sur </text:span><text:a xlink:type="simple" xlink:href="http://www.espace-client.edm.yt/" office:target-frame-name="_blank" xlink:show="new" text:style-name="Internet_20_link" text:visited-style-name="Visited_20_Internet_20_Link"><text:span text:style-name="T74">www.espace-client.edm.yt</text:span></text:a><text:span text:style-name="T74"> </text:span></text:p>
      <text:p text:style-name="P234"/>
      <text:p text:style-name="P225"><text:s/>Espace Client SMAE:</text:p>
      <text:p text:style-name="P225">→ NORODINE Michel</text:p>
      <text:p text:style-name="P63"><text:span text:style-name="T74">→ <text:s/></text:span><text:a xlink:type="simple" xlink:href="mailto:michel.norodine@gmail.com" text:style-name="Internet_20_link" text:visited-style-name="Visited_20_Internet_20_Link"><text:span text:style-name="T74">michel.norodine@gmail.com</text:span></text:a><text:span text:style-name="T74"> <text:s/>( T976 )</text:span></text:p>
      <text:p text:style-name="P1"><text:span text:style-name="T72">sur </text:span><text:a xlink:type="simple" xlink:href="https://www.mahoraisedeseaux.com/espace-client/" text:style-name="Internet_20_link" text:visited-style-name="Visited_20_Internet_20_Link"><text:span text:style-name="T72">https://www.mahoraisedeseaux.com/espace-client/</text:span></text:a></text:p>
      <text:p text:style-name="P234"/>
      <text:p text:style-name="P225">LPO DE SADA (Liens drive)</text:p>
      <text:p text:style-name="P63"><text:span text:style-name="T72">Etiènne <text:tab/>→ </text:span><text:a xlink:type="simple" xlink:href="https://drive.google.com/folderview?id=1gkdBn8BXsfKrByJXkBsNBMtasngR4kFj" text:style-name="Internet_20_link" text:visited-style-name="Visited_20_Internet_20_Link"><text:span text:style-name="T72">https://drive.google.com/folderview?id=1gkdBn8BXsfKrByJXkBsNBMtasngR4kFj</text:span></text:a></text:p>
      <text:p text:style-name="P63"><text:span text:style-name="T72">Cecile<text:tab/><text:tab/>→ </text:span><text:a xlink:type="simple" xlink:href="https://drive.google.com/drive/folders/199E0PzAmuL8oSPZgZHUYD7UNp3A-5AP5" text:style-name="Internet_20_link" text:visited-style-name="Visited_20_Internet_20_Link"><text:span text:style-name="T72">https://drive.google.com/drive/folders/199E0PzAmuL8oSPZgZHUYD7UNp3A-5AP5</text:span></text:a></text:p>
      <text:p text:style-name="P234"/>
      <text:p text:style-name="P234"/>
      <text:p text:style-name="P238">Mathématiques: méthodologies</text:p>
      <text:p text:style-name="P62"><text:a xlink:type="simple" xlink:href="https://www.youtube.com/watch?v=M-VV_H8c66Q" text:style-name="Internet_20_link" text:visited-style-name="Visited_20_Internet_20_Link"><text:span text:style-name="T72">https://www.youtube.com/watch?v=M-VV_H8c66Q</text:span></text:a></text:p>
      <text:p text:style-name="P62"><text:a xlink:type="simple" xlink:href="https://www.youtube.com/watch?v=0-T2gRFP0f8" text:style-name="Internet_20_link" text:visited-style-name="Visited_20_Internet_20_Link"><text:span text:style-name="T72">https://www.youtube.com/watch?v=0-T2gRFP0f8</text:span></text:a></text:p>
      <text:p text:style-name="P62"><text:a xlink:type="simple" xlink:href="https://www.youtube.com/watch?v=npZjjOKe3eg" text:style-name="Internet_20_link" text:visited-style-name="Visited_20_Internet_20_Link"><text:span text:style-name="T72">https://www.youtube.com/watch?v=npZjjOKe3eg</text:span></text:a></text:p>
      <text:p text:style-name="P232"><text:tab/><text:tab/></text:p>
      <text:p text:style-name="P239"/>
      <text:p text:style-name="P240"/>
      <text:p text:style-name="P241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64355072">
          <table:table-cell table:style-name="Tableau2.A1" office:value-type="string">
            <text:p text:style-name="P250">BD</text:p>
          </table:table-cell>
          <table:table-cell table:style-name="Tableau2.A1" office:value-type="string">
            <text:p text:style-name="P248">F93F2VC678 / Junior@976</text:p>
          </table:table-cell>
          <table:table-cell table:style-name="Tableau2.A1" office:value-type="string">
            <text:p text:style-name="P251">Vérifié le 20220614</text:p>
          </table:table-cell>
          <table:table-cell table:style-name="Tableau2.D1" office:value-type="string">
            <text:p text:style-name="P249"/>
          </table:table-cell>
        </table:table-row>
        <table:table-row table:style-name="TableLine191008400">
          <table:table-cell table:style-name="Tableau2.A2" office:value-type="string">
            <text:p text:style-name="P55">FB</text:p>
          </table:table-cell>
          <table:table-cell table:style-name="Tableau2.A2" office:value-type="string">
            <text:p text:style-name="P54">michel.norodine@gmail.com / VilleDeNaissance@976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91010720">
          <table:table-cell table:style-name="Tableau2.A2" office:value-type="string">
            <text:p text:style-name="P60">XTB</text:p>
          </table:table-cell>
          <table:table-cell table:style-name="Tableau2.A2" office:value-type="string">
            <text:p text:style-name="P56">ID: 170698550208</text:p>
            <text:p text:style-name="P56">michel.norodine@gmail.com <text:s text:c="2"/>/ T@976</text:p>
            <text:p text:style-name="P56">MT4<text:tab/><text:tab/>: 717120</text:p>
            <text:p text:style-name="P56">Xstation<text:tab/>: 1565338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91011632">
          <table:table-cell table:style-name="Tableau2.A2" office:value-type="string">
            <text:p text:style-name="P59">ONLY</text:p>
          </table:table-cell>
          <table:table-cell table:style-name="Tableau2.A2" office:value-type="string">
            <text:p text:style-name="P58">0639 711983 / 854009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91012544">
          <table:table-cell table:style-name="Tableau2.A2" office:value-type="string">
            <text:p text:style-name="P248">IMP-Michel</text:p>
          </table:table-cell>
          <table:table-cell table:style-name="Tableau2.A2" office:value-type="string">
            <text:p text:style-name="P248">3017634818457 / T976</text:p>
          </table:table-cell>
          <table:table-cell table:style-name="Tableau2.A2" office:value-type="string">
            <text:p text:style-name="P251">Vérifié le 20220614</text:p>
          </table:table-cell>
          <table:table-cell table:style-name="Tableau2.D2" office:value-type="string">
            <text:p text:style-name="P249"/>
          </table:table-cell>
        </table:table-row>
        <table:table-row table:style-name="TableLine216063056">
          <table:table-cell table:style-name="Tableau2.A2" office:value-type="string">
            <text:p text:style-name="P56">IMP-Nadjima</text:p>
          </table:table-cell>
          <table:table-cell table:style-name="Tableau2.A2" office:value-type="string">
            <text:p text:style-name="P56">3033086833343 </text:p>
            <text:p text:style-name="P56">[Junior#AAAAMMJJ] (de Nadjima et non de Junior )</text:p>
            <text:p text:style-name="P56">RIB BFC NADJIMA.</text:p>
          </table:table-cell>
          <table:table-cell table:style-name="Tableau2.A2" office:value-type="string">
            <text:p text:style-name="P56">Vu le 02/04/2022</text:p>
          </table:table-cell>
          <table:table-cell table:style-name="Tableau2.D2" office:value-type="string">
            <text:p text:style-name="P57"/>
          </table:table-cell>
        </table:table-row>
        <table:table-row table:style-name="TableLine180968208">
          <table:table-cell table:style-name="Tableau2.A2" office:value-type="string">
            <text:p text:style-name="P248">BANQUE POSTALE – Nadjima</text:p>
          </table:table-cell>
          <table:table-cell table:style-name="Tableau2.A2" office:value-type="string">
            <text:p text:style-name="P248">993225665277 / 99201726</text:p>
          </table:table-cell>
          <table:table-cell table:style-name="Tableau2.A2" office:value-type="string">
            <text:p text:style-name="P251">Vérifié le 20220614</text:p>
          </table:table-cell>
          <table:table-cell table:style-name="Tableau2.D2" office:value-type="string">
            <text:p text:style-name="P249"/>
          </table:table-cell>
        </table:table-row>
        <table:table-row table:style-name="Tableau2.8">
          <table:table-cell table:style-name="Tableau2.A2" office:value-type="string">
            <text:p text:style-name="P61">CAF</text:p>
          </table:table-cell>
          <table:table-cell table:style-name="Tableau2.A2" office:value-type="string">
            <text:p text:style-name="P56">0644447 / 19632017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167140176">
          <table:table-cell table:style-name="Tableau2.A2" office:value-type="string">
            <text:p text:style-name="P56">SS-Michel ( ameli.fr)</text:p>
          </table:table-cell>
          <table:table-cell table:style-name="Tableau2.A2" office:value-type="string">
            <text:p text:style-name="P56">1 63 01 99 333 278 40 / T@976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241351792">
          <table:table-cell table:style-name="Tableau2.A2" office:value-type="string">
            <text:p text:style-name="P56">SS-Nadjima ( ameli.fr)</text:p>
          </table:table-cell>
          <table:table-cell table:style-name="Tableau2.A2" office:value-type="string">
            <text:p text:style-name="P56">2 96 06 99 397 057 52 / Junior976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63901168">
          <table:table-cell table:style-name="Tableau2.A2" office:value-type="string">
            <text:p text:style-name="P56">Espace Client EDM</text:p>
          </table:table-cell>
          <table:table-cell table:style-name="Tableau2.A2" office:value-type="string">
            <text:p text:style-name="P253">→ NORDINE Michel</text:p>
            <text:p text:style-name="P253">→ references contrat D/BR019400 </text:p>
            <text:p text:style-name="P253">→ payeur G/P21020837 </text:p>
            <text:p text:style-name="P253">→ mnorodine ( T@976 )</text:p>
            <text:p text:style-name="P253">→ code de sécurité: 16286175</text:p>
            <text:p text:style-name="P253">sur www.espace-client.edm.yt 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241961920">
          <table:table-cell table:style-name="Tableau2.A2" office:value-type="string">
            <text:p text:style-name="P56"><text:s/>Espace Client SMAE</text:p>
          </table:table-cell>
          <table:table-cell table:style-name="Tableau2.A2" office:value-type="string">
            <text:p text:style-name="P253">→ NORODINE Michel</text:p>
            <text:p text:style-name="P253">→ <text:s/>michel.norodine@gmail.com <text:s/>( T976 )</text:p>
            <text:p text:style-name="P253">sur https://www.mahoraisedeseaux.com/espace-client/</text:p>
            <text:p text:style-name="P56"/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241962656">
          <table:table-cell table:style-name="Tableau2.A2" office:value-type="string">
            <text:p text:style-name="P252">BOURSORAMA BANQUE</text:p>
          </table:table-cell>
          <table:table-cell table:style-name="Tableau2.A2" office:value-type="string">
            <text:p text:style-name="P252">9940272501 / AAA7171</text:p>
          </table:table-cell>
          <table:table-cell table:style-name="Tableau2.A2" office:value-type="string">
            <text:p text:style-name="P251">Vérifié le 20220614</text:p>
          </table:table-cell>
          <table:table-cell table:style-name="Tableau2.D2" office:value-type="string">
            <text:p text:style-name="P249"/>
          </table:table-cell>
        </table:table-row>
      </table:table>
      <text:p text:style-name="P236"/>
      <text:p text:style-name="P236"/>
      <text:p text:style-name="P242"/>
      <text:p text:style-name="P243"/>
      <text:p text:style-name="P244">Nadjima- Dossier CNAPS</text:p>
      <text:p text:style-name="P245">Réf. <text:s/>976-2022-06-10-2022051376 <text:span text:style-name="T65">( voir e-mail )</text:span></text:p>
      <text:p text:style-name="P2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12:41:39.011843626</dc:date>
    <meta:editing-duration>P4DT5H49M46S</meta:editing-duration>
    <meta:editing-cycles>753</meta:editing-cycles>
    <meta:generator>LibreOffice/7.3.5.2$Linux_X86_64 LibreOffice_project/184fe81b8c8c30d8b5082578aee2fed2ea847c01</meta:generator>
    <meta:document-statistic meta:table-count="2" meta:image-count="0" meta:object-count="0" meta:page-count="16" meta:paragraph-count="430" meta:word-count="1508" meta:character-count="10680" meta:non-whitespace-character-count="9460"/>
  </office:meta>
</office:document-meta>
</file>